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2.501cm"/>
        </style:tab-stops>
      </style:paragraph-properties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 fo:break-before="page">
        <style:tab-stops>
          <style:tab-stop style:position="12.501cm"/>
        </style:tab-stops>
      </style:paragraph-properties>
    </style:style>
    <style:style style:name="T1" style:family="text">
      <style:text-properties style:font-name-asian="Arial1"/>
    </style:style>
    <style:style style:name="T2" style:family="text">
      <style:text-properties fo:color="#0000ff" fo:font-size="14pt" fo:language="en" fo:country="US" style:text-underline-style="solid" style:text-underline-width="auto" style:text-underline-color="font-color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Eden"/><text:a xlink:type="simple" xlink:href="#Table_of_Contents"><text:span text:style-name="T2">Eden</text:span></text:a><text:bookmark-end text:name="Eden"/></text:p>
      <text:p text:style-name="P1"/>
      <text:p text:style-name="P1">A<text:span text:style-name="T1"> </text:span>soft<text:span text:style-name="T1"> </text:span>brown<text:span text:style-name="T1"> </text:span>glow<text:span text:style-name="T1"> </text:span>outlined<text:span text:style-name="T1"> </text:span>the<text:span text:style-name="T1"> </text:span>Wall,<text:span text:style-name="T1"> </text:span>its<text:span text:style-name="T1"> </text:span>sheer<text:span text:style-name="T1"> </text:span>size<text:span text:style-name="T1"> </text:span>dominating<text:span text:style-name="T1"> </text:span>the<text:span text:style-name="T1"> </text:span>horizon.<text:span text:style-name="T1"> </text:span>Sigmund<text:span text:style-name="T1"> </text:span>was<text:span text:style-name="T1"> </text:span>holding<text:span text:style-name="T1"> </text:span>on<text:span text:style-name="T1"> </text:span>to<text:span text:style-name="T1"> </text:span>his<text:span text:style-name="T1"> </text:span>spear,<text:span text:style-name="T1"> </text:span>surveying<text:span text:style-name="T1"> </text:span>the<text:span text:style-name="T1"> </text:span>landscape<text:span text:style-name="T1"> </text:span>with<text:span text:style-name="T1"> </text:span>a<text:span text:style-name="T1"> </text:span>pair<text:span text:style-name="T1"> </text:span>of<text:span text:style-name="T1"> </text:span>digital<text:span text:style-name="T1"> </text:span>enhanced<text:span text:style-name="T1"> </text:span>binoculars,<text:span text:style-name="T1"> </text:span>one<text:span text:style-name="T1"> </text:span>of<text:span text:style-name="T1"> </text:span>the<text:span text:style-name="T1"> </text:span>last<text:span text:style-name="T1"> </text:span>few<text:span text:style-name="T1"> </text:span>still<text:span text:style-name="T1"> </text:span>working.<text:span text:style-name="T1"> </text:span>Upstream<text:span text:style-name="T1"> </text:span>he<text:span text:style-name="T1"> </text:span>could<text:span text:style-name="T1"> </text:span>discern<text:span text:style-name="T1"> </text:span>Lake<text:span text:style-name="T1"> </text:span>Spagelow<text:span text:style-name="T1"> </text:span>dry<text:span text:style-name="T1"> </text:span>this<text:span text:style-name="T1"> </text:span>time<text:span text:style-name="T1"> </text:span>of<text:span text:style-name="T1"> </text:span>year,<text:span text:style-name="T1"> </text:span>again<text:span text:style-name="T1"> </text:span>too<text:span text:style-name="T1"> </text:span>soon<text:span text:style-name="T1"> </text:span>for<text:span text:style-name="T1"> </text:span>comfort.<text:span text:style-name="T1"> </text:span>Still<text:span text:style-name="T1"> </text:span>no<text:span text:style-name="T1"> </text:span>sign<text:span text:style-name="T1"> </text:span>of<text:span text:style-name="T1"> </text:span>Jared<text:span text:style-name="T1"> </text:span>and<text:span text:style-name="T1"> </text:span>Ernst<text:span text:style-name="T1"> </text:span>though,<text:span text:style-name="T1"> </text:span>he<text:span text:style-name="T1"> </text:span>thought<text:span text:style-name="T1"> </text:span>to<text:span text:style-name="T1"> </text:span>himself.<text:span text:style-name="T1"> </text:span>He<text:span text:style-name="T1"> </text:span>turned<text:span text:style-name="T1"> </text:span>around<text:span text:style-name="T1"> </text:span>to<text:span text:style-name="T1"> </text:span>look<text:span text:style-name="T1"> </text:span>at<text:span text:style-name="T1"> </text:span>his<text:span text:style-name="T1"> </text:span>eba,<text:span text:style-name="T1"> </text:span>scrounging<text:span text:style-name="T1"> </text:span>for<text:span text:style-name="T1"> </text:span>food<text:span text:style-name="T1"> </text:span>around<text:span text:style-name="T1"> </text:span>the<text:span text:style-name="T1"> </text:span>low<text:span text:style-name="T1"> </text:span>bush,<text:span text:style-name="T1"> </text:span>with<text:span text:style-name="T1"> </text:span>little<text:span text:style-name="T1"> </text:span>luck<text:span text:style-name="T1"> </text:span>that<text:span text:style-name="T1"> </text:span>day.</text:p>
      <text:p text:style-name="P1"><text:span text:style-name="T1">“</text:span>I<text:span text:style-name="T1"> </text:span>told<text:span text:style-name="T1"> </text:span>you<text:span text:style-name="T1"> </text:span>the<text:span text:style-name="T1"> </text:span>bush<text:span text:style-name="T1"> </text:span>here<text:span text:style-name="T1"> </text:span>is<text:span text:style-name="T1"> </text:span>thin,<text:span text:style-name="T1"> </text:span>the<text:span text:style-name="T1"> </text:span>bedrock<text:span text:style-name="T1"> </text:span>too<text:span text:style-name="T1"> </text:span>hard<text:span text:style-name="T1"> </text:span>for<text:span text:style-name="T1"> </text:span>burrowers.<text:span text:style-name="T1"> </text:span>Still<text:span text:style-name="T1"> </text:span>you<text:span text:style-name="T1"> </text:span>had<text:span text:style-name="T1"> </text:span>to<text:span text:style-name="T1"> </text:span>try,<text:span text:style-name="T1"> </text:span>no?<text:span text:style-name="T1">”</text:span>,<text:span text:style-name="T1"> </text:span>Sigmund<text:span text:style-name="T1"> </text:span>said<text:span text:style-name="T1"> </text:span>forcing<text:span text:style-name="T1"> </text:span>a<text:span text:style-name="T1"> </text:span>smile,<text:span text:style-name="T1"> </text:span>and<text:span text:style-name="T1"> </text:span>the<text:span text:style-name="T1"> </text:span>eba<text:span text:style-name="T1"> </text:span>answered<text:span text:style-name="T1"> </text:span>without<text:span text:style-name="T1"> </text:span>pausing<text:span text:style-name="T1"> </text:span>his<text:span text:style-name="T1"> </text:span>search:</text:p>
      <text:p text:style-name="P1"><text:span text:style-name="T1">“</text:span>Yes<text:span text:style-name="T1"> </text:span>friend.<text:span text:style-name="T1"> </text:span>I<text:span text:style-name="T1"> </text:span>have<text:span text:style-name="T1"> </text:span>to<text:span text:style-name="T1"> </text:span>try.<text:span text:style-name="T1"> </text:span>Every<text:span text:style-name="T1"> </text:span>day.<text:span text:style-name="T1">”</text:span></text:p>
      <text:p text:style-name="P1"><text:span text:style-name="T1">“</text:span>I<text:span text:style-name="T1"> </text:span>suppose<text:span text:style-name="T1"> </text:span>we<text:span text:style-name="T1"> </text:span>all<text:span text:style-name="T1"> </text:span>do.<text:span text:style-name="T1"> </text:span>At<text:span text:style-name="T1"> </text:span>least<text:span text:style-name="T1"> </text:span>on<text:span text:style-name="T1"> </text:span>Eden<text:span text:style-name="T1"> </text:span>you<text:span text:style-name="T1"> </text:span>have<text:span text:style-name="T1"> </text:span>to.<text:span text:style-name="T1"> </text:span>Come,<text:span text:style-name="T1"> </text:span>let<text:span text:style-name="T1">’</text:span>s<text:span text:style-name="T1"> </text:span>get<text:span text:style-name="T1"> </text:span>back<text:span text:style-name="T1"> </text:span>to<text:span text:style-name="T1"> </text:span>the<text:span text:style-name="T1"> </text:span>buggy.<text:span text:style-name="T1">”</text:span></text:p>
      <text:p text:style-name="P1">Sigmund<text:span text:style-name="T1"> </text:span>started<text:span text:style-name="T1"> </text:span>to<text:span text:style-name="T1"> </text:span>walk<text:span text:style-name="T1"> </text:span>away<text:span text:style-name="T1"> </text:span>when<text:span text:style-name="T1"> </text:span>the<text:span text:style-name="T1"> </text:span>eba<text:span text:style-name="T1"> </text:span>said<text:span text:style-name="T1"> </text:span>in<text:span text:style-name="T1"> </text:span>a<text:span text:style-name="T1"> </text:span>gravely,<text:span text:style-name="T1"> </text:span>steady<text:span text:style-name="T1"> </text:span>and<text:span text:style-name="T1"> </text:span>demanding<text:span text:style-name="T1"> </text:span>tone:</text:p>
      <text:p text:style-name="P1"><text:span text:style-name="T1">“</text:span>We<text:span text:style-name="T1"> </text:span>wait<text:span text:style-name="T1"> </text:span>for<text:span text:style-name="T1"> </text:span>Jared<text:span text:style-name="T1"> </text:span>and<text:span text:style-name="T1"> </text:span>Ernst.<text:span text:style-name="T1">”</text:span></text:p>
      <text:p text:style-name="P1">Sigmund<text:span text:style-name="T1"> </text:span>rolled<text:span text:style-name="T1"> </text:span>his<text:span text:style-name="T1"> </text:span>eyes<text:span text:style-name="T1"> </text:span>and<text:span text:style-name="T1"> </text:span>sighed<text:span text:style-name="T1"> </text:span>before<text:span text:style-name="T1"> </text:span>turning<text:span text:style-name="T1"> </text:span>to<text:span text:style-name="T1"> </text:span>look<text:span text:style-name="T1"> </text:span>at<text:span text:style-name="T1"> </text:span>the<text:span text:style-name="T1"> </text:span>eba<text:span text:style-name="T1"> </text:span>with<text:span text:style-name="T1"> </text:span>a<text:span text:style-name="T1"> </text:span>patient,<text:span text:style-name="T1"> </text:span>well-practiced<text:span text:style-name="T1"> </text:span>manner<text:span text:style-name="T1"> </text:span>that<text:span text:style-name="T1"> </text:span>demanded<text:span text:style-name="T1"> </text:span>most<text:span text:style-name="T1"> </text:span>of<text:span text:style-name="T1"> </text:span>his<text:span text:style-name="T1"> </text:span>self-control.<text:span text:style-name="T1"> </text:span>He<text:span text:style-name="T1"> </text:span>spoke<text:span text:style-name="T1"> </text:span>as<text:span text:style-name="T1"> </text:span>if<text:span text:style-name="T1"> </text:span>addressing<text:span text:style-name="T1"> </text:span>a<text:span text:style-name="T1"> </text:span>small<text:span text:style-name="T1"> </text:span>child:</text:p>
      <text:p text:style-name="P1"><text:span text:style-name="T1">“</text:span>The<text:span text:style-name="T1"> </text:span>storm<text:span text:style-name="T1"> </text:span>is<text:span text:style-name="T1"> </text:span>going<text:span text:style-name="T1"> </text:span>to<text:span text:style-name="T1"> </text:span>hit<text:span text:style-name="T1"> </text:span>us<text:span text:style-name="T1"> </text:span>on<text:span text:style-name="T1"> </text:span>the<text:span text:style-name="T1"> </text:span>plains<text:span text:style-name="T1"> </text:span>if<text:span text:style-name="T1"> </text:span>we<text:span text:style-name="T1"> </text:span>wait<text:span text:style-name="T1"> </text:span>any<text:span text:style-name="T1"> </text:span>longer.<text:span text:style-name="T1"> </text:span>Let<text:span text:style-name="T1">’</text:span>s<text:span text:style-name="T1"> </text:span>go<text:span text:style-name="T1"> </text:span>eba,<text:span text:style-name="T1"> </text:span>and<text:span text:style-name="T1"> </text:span>don<text:span text:style-name="T1">’</text:span>t<text:span text:style-name="T1"> </text:span>worry<text:span text:style-name="T1"> </text:span>about<text:span text:style-name="T1"> </text:span>Jared<text:span text:style-name="T1"> </text:span>and<text:span text:style-name="T1"> </text:span>Ernst.<text:span text:style-name="T1"> </text:span>They<text:span text:style-name="T1">’</text:span>re<text:span text:style-name="T1"> </text:span>used<text:span text:style-name="T1"> </text:span>to<text:span text:style-name="T1"> </text:span>this<text:span text:style-name="T1"> </text:span>sort<text:span text:style-name="T1"> </text:span>of<text:span text:style-name="T1"> </text:span>work.<text:span text:style-name="T1"> </text:span>You<text:span text:style-name="T1"> </text:span>could<text:span text:style-name="T1"> </text:span>say<text:span text:style-name="T1"> </text:span>they<text:span text:style-name="T1"> </text:span>almost<text:span text:style-name="T1"> </text:span>like<text:span text:style-name="T1"> </text:span>doing<text:span text:style-name="T1"> </text:span>it.<text:span text:style-name="T1">”</text:span></text:p>
      <text:p text:style-name="P1"><text:span text:style-name="T1">“</text:span>You<text:span text:style-name="T1"> </text:span>don<text:span text:style-name="T1">’</text:span>t,<text:span text:style-name="T1"> </text:span>friend?<text:span text:style-name="T1">”</text:span>,<text:span text:style-name="T1"> </text:span>the<text:span text:style-name="T1"> </text:span>eba<text:span text:style-name="T1"> </text:span>asked<text:span text:style-name="T1"> </text:span>slightly<text:span text:style-name="T1"> </text:span>tilting<text:span text:style-name="T1"> </text:span>its<text:span text:style-name="T1"> </text:span>head<text:span text:style-name="T1"> </text:span>showing<text:span text:style-name="T1"> </text:span>genuine<text:span text:style-name="T1"> </text:span>surprise<text:span text:style-name="T1"> </text:span>and<text:span text:style-name="T1"> </text:span>interest.<text:span text:style-name="T1"> </text:span>Its<text:span text:style-name="T1"> </text:span>whiskers<text:span text:style-name="T1"> </text:span>twitched<text:span text:style-name="T1"> </text:span>involuntarily<text:span text:style-name="T1"> </text:span>and<text:span text:style-name="T1"> </text:span>Sigmund<text:span text:style-name="T1"> </text:span>answered<text:span text:style-name="T1"> </text:span>in<text:span text:style-name="T1"> </text:span>a<text:span text:style-name="T1"> </text:span>hurried<text:span text:style-name="T1"> </text:span>tone:</text:p>
      <text:p text:style-name="P1"><text:span text:style-name="T1">“</text:span>I<text:span text:style-name="T1"> </text:span>would,<text:span text:style-name="T1"> </text:span>if<text:span text:style-name="T1"> </text:span>the<text:span text:style-name="T1"> </text:span>job<text:span text:style-name="T1"> </text:span>didn<text:span text:style-name="T1">’</text:span>t<text:span text:style-name="T1"> </text:span>try<text:span text:style-name="T1"> </text:span>to<text:span text:style-name="T1"> </text:span>kill<text:span text:style-name="T1"> </text:span>me<text:span text:style-name="T1"> </text:span>all<text:span text:style-name="T1"> </text:span>the<text:span text:style-name="T1"> </text:span>time.<text:span text:style-name="T1"> </text:span>Now,<text:span text:style-name="T1"> </text:span>come.<text:span text:style-name="T1">”</text:span></text:p>
      <text:p text:style-name="P1"><text:span text:style-name="T1">“</text:span>I<text:span text:style-name="T1"> </text:span>fear<text:span text:style-name="T1"> </text:span>for<text:span text:style-name="T1"> </text:span>them,<text:span text:style-name="T1"> </text:span>our<text:span text:style-name="T1"> </text:span>friends.<text:span text:style-name="T1"> </text:span>Please,<text:span text:style-name="T1"> </text:span>let<text:span text:style-name="T1">’</text:span>s<text:span text:style-name="T1"> </text:span>stay.<text:span text:style-name="T1"> </text:span>Please,<text:span text:style-name="T1"> </text:span>friend<text:span text:style-name="T1"> </text:span>Sigmund,<text:span text:style-name="T1">” </text:span>the<text:span text:style-name="T1"> </text:span>eba<text:span text:style-name="T1">’</text:span>s<text:span text:style-name="T1"> </text:span>voice<text:span text:style-name="T1"> </text:span>a<text:span text:style-name="T1"> </text:span>pleading<text:span text:style-name="T1"> </text:span>barytone,<text:span text:style-name="T1"> </text:span>almost<text:span text:style-name="T1"> </text:span>inappropriately<text:span text:style-name="T1"> </text:span>petulant.</text:p>
      <text:p text:style-name="P1"><text:span text:style-name="T1">“</text:span>They<text:span text:style-name="T1"> </text:span>can<text:span text:style-name="T1"> </text:span>find<text:span text:style-name="T1"> </text:span>shelter<text:span text:style-name="T1"> </text:span>in<text:span text:style-name="T1"> </text:span>one<text:span text:style-name="T1"> </text:span>of<text:span text:style-name="T1"> </text:span>the<text:span text:style-name="T1"> </text:span>old<text:span text:style-name="T1"> </text:span>pumping<text:span text:style-name="T1"> </text:span>stations<text:span text:style-name="T1"> </text:span>if<text:span text:style-name="T1"> </text:span>they<text:span text:style-name="T1">’</text:span>re<text:span text:style-name="T1"> </text:span>not<text:span text:style-name="T1"> </text:span>that<text:span text:style-name="T1"> </text:span>thick<text:span text:style-name="T1"> </text:span>in<text:span text:style-name="T1"> </text:span>the<text:span text:style-name="T1"> </text:span>head.<text:span text:style-name="T1"> </text:span>Now,<text:span text:style-name="T1"> </text:span>I<text:span text:style-name="T1">’</text:span>m<text:span text:style-name="T1"> </text:span>even<text:span text:style-name="T1"> </text:span>asking<text:span text:style-name="T1"> </text:span>you<text:span text:style-name="T1"> </text:span>nicely:<text:span text:style-name="T1"> </text:span>please,<text:span text:style-name="T1"> </text:span>get<text:span text:style-name="T1"> </text:span>in<text:span text:style-name="T1"> </text:span>the<text:span text:style-name="T1"> </text:span>buggy.<text:span text:style-name="T1">”</text:span></text:p>
      <text:p text:style-name="P1">Sigmund<text:span text:style-name="T1"> </text:span>was<text:span text:style-name="T1"> </text:span>having<text:span text:style-name="T1"> </text:span>second<text:span text:style-name="T1"> </text:span>thoughts<text:span text:style-name="T1"> </text:span>about<text:span text:style-name="T1"> </text:span>leaving<text:span text:style-name="T1"> </text:span>them<text:span text:style-name="T1"> </text:span>alone,<text:span text:style-name="T1"> </text:span>but<text:span text:style-name="T1"> </text:span>he<text:span text:style-name="T1"> </text:span>insisted<text:span text:style-name="T1"> </text:span>on<text:span text:style-name="T1"> </text:span>his<text:span text:style-name="T1"> </text:span>original<text:span text:style-name="T1"> </text:span>train<text:span text:style-name="T1"> </text:span>of<text:span text:style-name="T1"> </text:span>thought.<text:span text:style-name="T1"> </text:span>He<text:span text:style-name="T1"> </text:span>didn<text:span text:style-name="T1">’</text:span>t<text:span text:style-name="T1"> </text:span>want<text:span text:style-name="T1"> </text:span>to<text:span text:style-name="T1"> </text:span>die,<text:span text:style-name="T1"> </text:span>not<text:span text:style-name="T1"> </text:span>today,<text:span text:style-name="T1"> </text:span>not<text:span text:style-name="T1"> </text:span>in<text:span text:style-name="T1"> </text:span>a<text:span text:style-name="T1"> </text:span>sandstorm<text:span text:style-name="T1"> </text:span>on<text:span text:style-name="T1"> </text:span>Eden,<text:span text:style-name="T1"> </text:span>not<text:span text:style-name="T1"> </text:span>looking<text:span text:style-name="T1"> </text:span>for<text:span text:style-name="T1"> </text:span>two<text:span text:style-name="T1"> </text:span>light-headed<text:span text:style-name="T1"> </text:span>naborns.<text:span text:style-name="T1"> </text:span>He<text:span text:style-name="T1"> </text:span>couldn<text:span text:style-name="T1">’</text:span>t<text:span text:style-name="T1"> </text:span>help<text:span text:style-name="T1"> </text:span>repeating<text:span text:style-name="T1"> </text:span>in<text:span text:style-name="T1"> </text:span>his<text:span text:style-name="T1"> </text:span>mind,<text:span text:style-name="T1"> ’</text:span>What<text:span text:style-name="T1"> </text:span>where<text:span text:style-name="T1"> </text:span>they<text:span text:style-name="T1"> </text:span>thinking<text:span text:style-name="T1"> </text:span>anyway?<text:span text:style-name="T1">’</text:span></text:p>
      <text:p text:style-name="P1">The<text:span text:style-name="T1"> </text:span>eba,<text:span text:style-name="T1"> </text:span>as<text:span text:style-name="T1"> </text:span>if<text:span text:style-name="T1"> </text:span>exhibiting<text:span text:style-name="T1"> </text:span>a<text:span text:style-name="T1"> </text:span>rare<text:span text:style-name="T1"> </text:span>moment<text:span text:style-name="T1"> </text:span>of<text:span text:style-name="T1"> </text:span>telepathic<text:span text:style-name="T1"> </text:span>skill<text:span text:style-name="T1"> </text:span>or<text:span text:style-name="T1"> </text:span>simply<text:span text:style-name="T1"> </text:span>sticking<text:span text:style-name="T1"> </text:span>to<text:span text:style-name="T1"> </text:span>its<text:span text:style-name="T1"> </text:span>guns<text:span text:style-name="T1"> </text:span>made<text:span text:style-name="T1"> </text:span>a<text:span text:style-name="T1"> </text:span>small<text:span text:style-name="T1"> </text:span>step,<text:span text:style-name="T1"> </text:span>its<text:span text:style-name="T1"> </text:span>eyes<text:span text:style-name="T1"> </text:span>searching<text:span text:style-name="T1"> </text:span>for<text:span text:style-name="T1"> </text:span>Sigmund<text:span text:style-name="T1">’</text:span>s<text:span text:style-name="T1"> </text:span>own<text:span text:style-name="T1"> </text:span>under<text:span text:style-name="T1"> </text:span>his<text:span text:style-name="T1"> </text:span>goggles.<text:span text:style-name="T1"> </text:span>Its<text:span text:style-name="T1"> </text:span>voice<text:span text:style-name="T1"> </text:span>seemed<text:span text:style-name="T1"> </text:span>uncannily<text:span text:style-name="T1"> </text:span>human<text:span text:style-name="T1"> </text:span>in<text:span text:style-name="T1"> </text:span>its<text:span text:style-name="T1"> </text:span>emotion:</text:p>
      <text:p text:style-name="P1"><text:span text:style-name="T1">“</text:span>Let<text:span text:style-name="T1"> </text:span>us<text:span text:style-name="T1"> </text:span>look<text:span text:style-name="T1"> </text:span>for<text:span text:style-name="T1"> </text:span>them<text:span text:style-name="T1"> </text:span>then.<text:span text:style-name="T1"> </text:span>They<text:span text:style-name="T1"> </text:span>may<text:span text:style-name="T1"> </text:span>be<text:span text:style-name="T1"> </text:span>hurt,<text:span text:style-name="T1"> </text:span>may<text:span text:style-name="T1"> </text:span>need<text:span text:style-name="T1"> </text:span>help,<text:span text:style-name="T1">” </text:span>the<text:span text:style-name="T1"> </text:span>eba<text:span text:style-name="T1"> </text:span>said<text:span text:style-name="T1"> </text:span>while<text:span text:style-name="T1"> </text:span>pawing<text:span text:style-name="T1"> </text:span>invisible<text:span text:style-name="T1"> </text:span>foes<text:span text:style-name="T1"> </text:span>in<text:span text:style-name="T1"> </text:span>the<text:span text:style-name="T1"> </text:span>air,<text:span text:style-name="T1"> </text:span>making<text:span text:style-name="T1"> </text:span>a<text:span text:style-name="T1"> </text:span>show<text:span text:style-name="T1"> </text:span>of<text:span text:style-name="T1"> </text:span>what<text:span text:style-name="T1"> </text:span>it<text:span text:style-name="T1"> </text:span>meant,<text:span text:style-name="T1"> </text:span>as<text:span text:style-name="T1"> </text:span>if<text:span text:style-name="T1"> </text:span>Sigmund<text:span text:style-name="T1"> </text:span>was<text:span text:style-name="T1"> </text:span>deaf.</text:p>
      <text:p text:style-name="P1">Sigmund<text:span text:style-name="T1"> </text:span>rested<text:span text:style-name="T1"> </text:span>his<text:span text:style-name="T1"> </text:span>goggles<text:span text:style-name="T1"> </text:span>on<text:span text:style-name="T1"> </text:span>his<text:span text:style-name="T1"> </text:span>forehead,<text:span text:style-name="T1"> </text:span>and<text:span text:style-name="T1"> </text:span>took<text:span text:style-name="T1"> </text:span>another<text:span text:style-name="T1"> </text:span>survey<text:span text:style-name="T1"> </text:span>of<text:span text:style-name="T1"> </text:span>the<text:span text:style-name="T1"> </text:span>area.<text:span text:style-name="T1"> </text:span>Today<text:span text:style-name="T1">’</text:span>s<text:span text:style-name="T1"> </text:span>storm<text:span text:style-name="T1"> </text:span>would<text:span text:style-name="T1"> </text:span>hit<text:span text:style-name="T1"> </text:span>stronger<text:span text:style-name="T1"> </text:span>than<text:span text:style-name="T1"> </text:span>yesterday,<text:span text:style-name="T1"> </text:span>it<text:span text:style-name="T1"> </text:span>seemed<text:span text:style-name="T1"> </text:span>to<text:span text:style-name="T1"> </text:span>him;<text:span text:style-name="T1"> </text:span>it<text:span text:style-name="T1"> </text:span>was<text:span text:style-name="T1"> </text:span>past<text:span text:style-name="T1"> </text:span>mid-month<text:span text:style-name="T1"> </text:span>and<text:span text:style-name="T1"> </text:span>all<text:span text:style-name="T1"> </text:span>the<text:span text:style-name="T1"> </text:span>signs<text:span text:style-name="T1"> </text:span>where<text:span text:style-name="T1"> </text:span>there.<text:span text:style-name="T1"> </text:span>Every<text:span text:style-name="T1"> </text:span>kind<text:span text:style-name="T1"> </text:span>of<text:span text:style-name="T1"> </text:span>what<text:span text:style-name="T1"> </text:span>little<text:span text:style-name="T1"> </text:span>life<text:span text:style-name="T1"> </text:span>existed<text:span text:style-name="T1"> </text:span>on<text:span text:style-name="T1"> </text:span>Eden<text:span text:style-name="T1"> </text:span>was<text:span text:style-name="T1"> </text:span>already<text:span text:style-name="T1"> </text:span>sensing<text:span text:style-name="T1"> </text:span>the<text:span text:style-name="T1"> </text:span>change<text:span text:style-name="T1"> </text:span>in<text:span text:style-name="T1"> </text:span>pressure,<text:span text:style-name="T1"> </text:span>digging<text:span text:style-name="T1"> </text:span>deep<text:span text:style-name="T1"> </text:span>and<text:span text:style-name="T1"> </text:span>staying<text:span text:style-name="T1"> </text:span>covered.<text:span text:style-name="T1"> </text:span>Even<text:span text:style-name="T1"> </text:span>the<text:span text:style-name="T1"> </text:span>glow<text:span text:style-name="T1"> </text:span>above<text:span text:style-name="T1"> </text:span>the<text:span text:style-name="T1"> </text:span>Wall<text:span text:style-name="T1"> </text:span>was<text:span text:style-name="T1"> </text:span>darker<text:span text:style-name="T1"> </text:span>than<text:span text:style-name="T1"> </text:span>usual.<text:span text:style-name="T1"> </text:span>A<text:span text:style-name="T1"> </text:span>killer<text:span text:style-name="T1"> </text:span>storm<text:span text:style-name="T1"> </text:span>for<text:span text:style-name="T1"> </text:span>certain.<text:span text:style-name="T1"> </text:span>After<text:span text:style-name="T1"> </text:span>all<text:span text:style-name="T1"> </text:span>those<text:span text:style-name="T1"> </text:span>years,<text:span text:style-name="T1"> </text:span>he<text:span text:style-name="T1"> </text:span>didn<text:span text:style-name="T1">’</text:span>t<text:span text:style-name="T1"> </text:span>need<text:span text:style-name="T1"> </text:span>a<text:span text:style-name="T1"> </text:span>satellite<text:span text:style-name="T1"> </text:span>image<text:span text:style-name="T1"> </text:span>to<text:span text:style-name="T1"> </text:span>tell<text:span text:style-name="T1"> </text:span>him<text:span text:style-name="T1"> </text:span>that.<text:span text:style-name="T1"> </text:span>He<text:span text:style-name="T1"> </text:span>shook<text:span text:style-name="T1"> </text:span>his<text:span text:style-name="T1"> </text:span>head<text:span text:style-name="T1"> </text:span>in<text:span text:style-name="T1"> </text:span>disbelief<text:span text:style-name="T1"> </text:span>of<text:span text:style-name="T1"> </text:span>what<text:span text:style-name="T1"> </text:span>he<text:span text:style-name="T1"> </text:span>was<text:span text:style-name="T1"> </text:span>about<text:span text:style-name="T1"> </text:span>to<text:span text:style-name="T1"> </text:span>say,<text:span text:style-name="T1"> </text:span>let<text:span text:style-name="T1"> </text:span>alone<text:span text:style-name="T1"> </text:span>do,<text:span text:style-name="T1"> </text:span>but<text:span text:style-name="T1"> </text:span>he<text:span text:style-name="T1"> </text:span>managed<text:span text:style-name="T1"> </text:span>to<text:span text:style-name="T1"> </text:span>say<text:span text:style-name="T1"> </text:span>to<text:span text:style-name="T1"> </text:span>the<text:span text:style-name="T1"> </text:span>eba:</text:p>
      <text:p text:style-name="P1"><text:span text:style-name="T1">“</text:span>You<text:span text:style-name="T1"> </text:span>are<text:span text:style-name="T1"> </text:span>a<text:span text:style-name="T1"> </text:span>real<text:span text:style-name="T1"> </text:span>pain,<text:span text:style-name="T1"> </text:span>do<text:span text:style-name="T1"> </text:span>you<text:span text:style-name="T1"> </text:span>know<text:span text:style-name="T1"> </text:span>that<text:span text:style-name="T1"> </text:span>eba?<text:span text:style-name="T1"> </text:span>One<text:span text:style-name="T1"> </text:span>of<text:span text:style-name="T1"> </text:span>these<text:span text:style-name="T1"> </text:span>days<text:span text:style-name="T1"> </text:span>you<text:span text:style-name="T1">’</text:span>re<text:span text:style-name="T1"> </text:span>going<text:span text:style-name="T1"> </text:span>to<text:span text:style-name="T1"> </text:span>make<text:span text:style-name="T1"> </text:span>me<text:span text:style-name="T1"> </text:span>regret<text:span text:style-name="T1"> </text:span>I<text:span text:style-name="T1"> </text:span>took<text:span text:style-name="T1"> </text:span>you<text:span text:style-name="T1"> </text:span>in.<text:span text:style-name="T1">”</text:span></text:p>
      <text:p text:style-name="P1"><text:span text:style-name="T1">“</text:span>Maybe<text:span text:style-name="T1"> </text:span>friend.<text:span text:style-name="T1"> </text:span>But<text:span text:style-name="T1"> </text:span>now<text:span text:style-name="T1"> </text:span>is<text:span text:style-name="T1"> </text:span>more<text:span text:style-name="T1"> </text:span>important<text:span text:style-name="T1"> </text:span>than<text:span text:style-name="T1"> </text:span>one<text:span text:style-name="T1"> </text:span>day.<text:span text:style-name="T1"> </text:span>Let<text:span text:style-name="T1"> </text:span>us<text:span text:style-name="T1"> </text:span>look<text:span text:style-name="T1"> </text:span>for<text:span text:style-name="T1"> </text:span>Jared,<text:span text:style-name="T1"> </text:span>Ernst.",<text:span text:style-name="T1"> </text:span>said<text:span text:style-name="T1"> </text:span>the<text:span text:style-name="T1"> </text:span>large<text:span text:style-name="T1"> </text:span>cat,<text:span text:style-name="T1"> </text:span>raising<text:span text:style-name="T1"> </text:span>its<text:span text:style-name="T1"> </text:span>tail<text:span text:style-name="T1"> </text:span>suddenly<text:span text:style-name="T1"> </text:span>upright.</text:p>
      <text:p text:style-name="P1"><text:span text:style-name="T1">“</text:span>Only<text:span text:style-name="T1"> </text:span>as<text:span text:style-name="T1"> </text:span>far<text:span text:style-name="T1"> </text:span>as<text:span text:style-name="T1"> </text:span>upstream<text:span text:style-name="T1"> </text:span>to<text:span text:style-name="T1"> </text:span>the<text:span text:style-name="T1"> </text:span>lake.<text:span text:style-name="T1"> </text:span>Then<text:span text:style-name="T1"> </text:span>we<text:span text:style-name="T1"> </text:span>have<text:span text:style-name="T1"> </text:span>to<text:span text:style-name="T1"> </text:span>turn<text:span text:style-name="T1"> </text:span>back,<text:span text:style-name="T1"> </text:span>or<text:span text:style-name="T1"> </text:span>we<text:span text:style-name="T1"> </text:span>run<text:span text:style-name="T1"> </text:span>out<text:span text:style-name="T1"> </text:span>of<text:span text:style-name="T1"> </text:span>power.<text:span text:style-name="T1"> </text:span>Understand?<text:span text:style-name="T1">” </text:span>Sigmund<text:span text:style-name="T1"> </text:span>said<text:span text:style-name="T1"> </text:span>pointing<text:span text:style-name="T1"> </text:span>to<text:span text:style-name="T1"> </text:span>Lake<text:span text:style-name="T1"> </text:span>Spagelow,<text:span text:style-name="T1"> </text:span>so<text:span text:style-name="T1"> </text:span>that<text:span text:style-name="T1"> </text:span>he<text:span text:style-name="T1"> </text:span>made<text:span text:style-name="T1"> </text:span>it<text:span text:style-name="T1"> </text:span>clear<text:span text:style-name="T1"> </text:span>this<text:span text:style-name="T1"> </text:span>was<text:span text:style-name="T1"> </text:span>as<text:span text:style-name="T1"> </text:span>far<text:span text:style-name="T1"> </text:span>as<text:span text:style-name="T1"> </text:span>he<text:span text:style-name="T1">’</text:span>d<text:span text:style-name="T1"> </text:span>go.</text:p>
      <text:p text:style-name="P1"><text:span text:style-name="T1">“</text:span>Yes,<text:span text:style-name="T1"> </text:span>friend.<text:span text:style-name="T1"> </text:span>No<text:span text:style-name="T1"> </text:span>wasting<text:span text:style-name="T1"> </text:span>more<text:span text:style-name="T1"> </text:span>time.<text:span text:style-name="T1"> </text:span>Go<text:span text:style-name="T1"> </text:span>now.<text:span text:style-name="T1"> </text:span>Find<text:span text:style-name="T1"> </text:span>them!<text:span text:style-name="T1">”</text:span></text:p>
      <text:p text:style-name="P1">Sigmund<text:span text:style-name="T1"> </text:span>started<text:span text:style-name="T1"> </text:span>off<text:span text:style-name="T1"> </text:span>with<text:span text:style-name="T1"> </text:span>a<text:span text:style-name="T1"> </text:span>brisk<text:span text:style-name="T1"> </text:span>pace<text:span text:style-name="T1"> </text:span>down<text:span text:style-name="T1"> </text:span>the<text:span text:style-name="T1"> </text:span>trail<text:span text:style-name="T1"> </text:span>to<text:span text:style-name="T1"> </text:span>the<text:span text:style-name="T1"> </text:span>buggy,<text:span text:style-name="T1"> </text:span>using<text:span text:style-name="T1"> </text:span>his<text:span text:style-name="T1"> </text:span>spear<text:span text:style-name="T1"> </text:span>for<text:span text:style-name="T1"> </text:span>support<text:span text:style-name="T1"> </text:span>down<text:span text:style-name="T1"> </text:span>the<text:span text:style-name="T1"> </text:span>grainy<text:span text:style-name="T1"> </text:span>sand<text:span text:style-name="T1"> </text:span>and<text:span text:style-name="T1"> </text:span>rock<text:span text:style-name="T1"> </text:span>of<text:span text:style-name="T1"> </text:span>the<text:span text:style-name="T1"> </text:span>Lookout<text:span text:style-name="T1"> </text:span>Hill.<text:span text:style-name="T1"> </text:span>The<text:span text:style-name="T1"> </text:span>eba<text:span text:style-name="T1"> </text:span>was<text:span text:style-name="T1"> </text:span>faster,<text:span text:style-name="T1"> </text:span>its<text:span text:style-name="T1"> </text:span>paws<text:span text:style-name="T1"> </text:span>churning<text:span text:style-name="T1"> </text:span>whiffs<text:span text:style-name="T1"> </text:span>of<text:span text:style-name="T1"> </text:span>grey-red<text:span text:style-name="T1"> </text:span>dirt<text:span text:style-name="T1"> </text:span>as<text:span text:style-name="T1"> </text:span>it<text:span text:style-name="T1"> </text:span>raced<text:span text:style-name="T1"> </text:span>downhill<text:span text:style-name="T1"> </text:span>to<text:span text:style-name="T1"> </text:span>get<text:span text:style-name="T1"> </text:span>to<text:span text:style-name="T1"> </text:span>the<text:span text:style-name="T1"> </text:span>buggy<text:span text:style-name="T1"> </text:span>first,<text:span text:style-name="T1"> </text:span>each<text:span text:style-name="T1"> </text:span>time<text:span text:style-name="T1"> </text:span>an<text:span text:style-name="T1"> </text:span>unofficial<text:span text:style-name="T1"> </text:span>race<text:span text:style-name="T1"> </text:span>going<text:span text:style-name="T1"> </text:span>on.<text:span text:style-name="T1"> </text:span>As<text:span text:style-name="T1"> </text:span><text:soft-page-break/>Sigmund<text:span text:style-name="T1"> </text:span>was<text:span text:style-name="T1"> </text:span>coming<text:span text:style-name="T1"> </text:span>down<text:span text:style-name="T1"> </text:span>the<text:span text:style-name="T1"> </text:span>hill<text:span text:style-name="T1"> </text:span>he<text:span text:style-name="T1"> </text:span>muttered<text:span text:style-name="T1"> </text:span>to<text:span text:style-name="T1"> </text:span>himself:</text:p>
      <text:p text:style-name="P1"><text:span text:style-name="T1">“</text:span>I<text:span text:style-name="T1">’</text:span>m<text:span text:style-name="T1"> </text:span>going<text:span text:style-name="T1"> </text:span>to<text:span text:style-name="T1"> </text:span>die<text:span text:style-name="T1"> </text:span>because<text:span text:style-name="T1"> </text:span>of<text:span text:style-name="T1"> </text:span>a<text:span text:style-name="T1"> </text:span>talking<text:span text:style-name="T1"> </text:span>cat.<text:span text:style-name="T1"> </text:span>Talking<text:span text:style-name="T1"> </text:span>cat<text:span text:style-name="T1"> </text:span>on<text:span text:style-name="T1"> </text:span>the<text:span text:style-name="T1"> </text:span>first<text:span text:style-name="T1"> </text:span>exoplanetary<text:span text:style-name="T1"> </text:span>colony.<text:span text:style-name="T1"> </text:span>Another<text:span text:style-name="T1"> </text:span>first.<text:span text:style-name="T1"> </text:span>Sigmund<text:span text:style-name="T1"> </text:span>Tannhauser,<text:span text:style-name="T1"> </text:span>extraplanetary<text:span text:style-name="T1"> </text:span>idiot,<text:span text:style-name="T1"> </text:span>extraordinaire.<text:span text:style-name="T1">”</text:span></text:p>
      <text:p text:style-name="P1">The<text:span text:style-name="T1"> </text:span>eba<text:span text:style-name="T1"> </text:span>was<text:span text:style-name="T1"> </text:span>already<text:span text:style-name="T1"> </text:span>crouched<text:span text:style-name="T1"> </text:span>inside<text:span text:style-name="T1"> </text:span>the<text:span text:style-name="T1"> </text:span>buggy,<text:span text:style-name="T1"> </text:span>its<text:span text:style-name="T1"> </text:span>head<text:span text:style-name="T1"> </text:span>darting<text:span text:style-name="T1"> </text:span>left<text:span text:style-name="T1"> </text:span>and<text:span text:style-name="T1"> </text:span>right<text:span text:style-name="T1"> </text:span>for<text:span text:style-name="T1"> </text:span>signs<text:span text:style-name="T1"> </text:span>of<text:span text:style-name="T1"> </text:span>activity,<text:span text:style-name="T1"> </text:span>whether<text:span text:style-name="T1"> </text:span>it<text:span text:style-name="T1"> </text:span>be<text:span text:style-name="T1"> </text:span>danger<text:span text:style-name="T1"> </text:span>or<text:span text:style-name="T1"> </text:span>friends,<text:span text:style-name="T1"> </text:span>doing<text:span text:style-name="T1"> </text:span>his<text:span text:style-name="T1"> </text:span>earthly<text:span text:style-name="T1"> </text:span>ancestor<text:span text:style-name="T1"> </text:span>predators<text:span text:style-name="T1"> </text:span>justice.<text:span text:style-name="T1"> </text:span>Sigmund<text:span text:style-name="T1"> </text:span>fastened<text:span text:style-name="T1"> </text:span>his<text:span text:style-name="T1"> </text:span>spear<text:span text:style-name="T1"> </text:span>on<text:span text:style-name="T1"> </text:span>some<text:span text:style-name="T1"> </text:span>ingeniously<text:span text:style-name="T1"> </text:span>designed<text:span text:style-name="T1"> </text:span>side<text:span text:style-name="T1"> </text:span>latches<text:span text:style-name="T1"> </text:span>and<text:span text:style-name="T1"> </text:span>jumped<text:span text:style-name="T1"> </text:span>inside<text:span text:style-name="T1"> </text:span>the<text:span text:style-name="T1"> </text:span>buggy<text:span text:style-name="T1"> </text:span>as<text:span text:style-name="T1"> </text:span>well.</text:p>
      <text:p text:style-name="P1">Sigmund<text:span text:style-name="T1"> </text:span>took<text:span text:style-name="T1"> </text:span>a<text:span text:style-name="T1"> </text:span>last,<text:span text:style-name="T1"> </text:span>quick<text:span text:style-name="T1"> </text:span>look<text:span text:style-name="T1"> </text:span>behind<text:span text:style-name="T1"> </text:span>him<text:span text:style-name="T1"> </text:span>and<text:span text:style-name="T1"> </text:span>nodded<text:span text:style-name="T1"> </text:span>to<text:span text:style-name="T1"> </text:span>himself:<text:span text:style-name="T1">“</text:span>Eden.<text:span text:style-name="T1"> </text:span>Right.<text:span text:style-name="T1"> </text:span>What<text:span text:style-name="T1"> </text:span>was<text:span text:style-name="T1"> </text:span>I<text:span text:style-name="T1"> </text:span>thinking.<text:span text:style-name="T1">”</text:span></text:p>
      <text:p text:style-name="P1">He<text:span text:style-name="T1"> </text:span>pushed<text:span text:style-name="T1"> </text:span>the<text:span text:style-name="T1"> </text:span>start<text:span text:style-name="T1"> </text:span>button<text:span text:style-name="T1"> </text:span>on<text:span text:style-name="T1"> </text:span>the<text:span text:style-name="T1"> </text:span>buggy,<text:span text:style-name="T1"> </text:span>and<text:span text:style-name="T1"> </text:span>the<text:span text:style-name="T1"> </text:span>control<text:span text:style-name="T1"> </text:span>panel<text:span text:style-name="T1"> </text:span>lit<text:span text:style-name="T1"> </text:span>up<text:span text:style-name="T1"> </text:span>instantly,<text:span text:style-name="T1"> </text:span>motors<text:span text:style-name="T1"> </text:span>and<text:span text:style-name="T1"> </text:span>servos<text:span text:style-name="T1"> </text:span>whirring<text:span text:style-name="T1"> </text:span>while<text:span text:style-name="T1"> </text:span>the<text:span text:style-name="T1"> </text:span>startup<text:span text:style-name="T1"> </text:span>diagnostic<text:span text:style-name="T1"> </text:span>ran.<text:span text:style-name="T1"> </text:span>A<text:span text:style-name="T1"> </text:span>few<text:span text:style-name="T1"> </text:span>seconds<text:span text:style-name="T1"> </text:span>later,<text:span text:style-name="T1"> </text:span>they<text:span text:style-name="T1"> </text:span>were<text:span text:style-name="T1"> </text:span>heading<text:span text:style-name="T1"> </text:span>upstream<text:span text:style-name="T1"> </text:span>to<text:span text:style-name="T1"> </text:span>the<text:span text:style-name="T1"> </text:span>lake,<text:span text:style-name="T1"> </text:span>at<text:span text:style-name="T1"> </text:span>a<text:span text:style-name="T1"> </text:span>quick<text:span text:style-name="T1"> </text:span>pace.<text:span text:style-name="T1"> </text:span>Riding<text:span text:style-name="T1"> </text:span>along<text:span text:style-name="T1"> </text:span>the<text:span text:style-name="T1"> </text:span>dried<text:span text:style-name="T1"> </text:span>up<text:span text:style-name="T1"> </text:span>river<text:span text:style-name="T1"> </text:span>bed<text:span text:style-name="T1"> </text:span>of<text:span text:style-name="T1"> </text:span>Musk<text:span text:style-name="T1"> </text:span>River<text:span text:style-name="T1"> </text:span>the<text:span text:style-name="T1"> </text:span>buggy<text:span text:style-name="T1">’</text:span>s<text:span text:style-name="T1"> </text:span>motor<text:span text:style-name="T1"> </text:span>whir<text:span text:style-name="T1"> </text:span>blended<text:span text:style-name="T1"> </text:span>with<text:span text:style-name="T1"> </text:span>the<text:span text:style-name="T1"> </text:span>sound<text:span text:style-name="T1"> </text:span>of<text:span text:style-name="T1"> </text:span>metal<text:span text:style-name="T1"> </text:span>speeding<text:span text:style-name="T1"> </text:span>over<text:span text:style-name="T1"> </text:span>chipped<text:span text:style-name="T1"> </text:span>pebbles<text:span text:style-name="T1"> </text:span>and<text:span text:style-name="T1"> </text:span>gravel.<text:span text:style-name="T1"> </text:span>The<text:span text:style-name="T1"> </text:span>buggy<text:span text:style-name="T1"> </text:span>and<text:span text:style-name="T1"> </text:span>the<text:span text:style-name="T1"> </text:span>loose<text:span text:style-name="T1"> </text:span>surface<text:span text:style-name="T1"> </text:span>were<text:span text:style-name="T1"> </text:span>perfectly<text:span text:style-name="T1"> </text:span>paired,<text:span text:style-name="T1"> </text:span>but<text:span text:style-name="T1"> </text:span>plainly<text:span text:style-name="T1"> </text:span>comfort<text:span text:style-name="T1"> </text:span>had<text:span text:style-name="T1"> </text:span>not<text:span text:style-name="T1"> </text:span>been<text:span text:style-name="T1"> </text:span>a<text:span text:style-name="T1"> </text:span>design<text:span text:style-name="T1"> </text:span>goal.<text:span text:style-name="T1"> </text:span>It<text:span text:style-name="T1"> </text:span>was<text:span text:style-name="T1"> </text:span>impossible<text:span text:style-name="T1"> </text:span>to<text:span text:style-name="T1"> </text:span>compensate<text:span text:style-name="T1"> </text:span>for<text:span text:style-name="T1"> </text:span>the<text:span text:style-name="T1"> </text:span>feeling<text:span text:style-name="T1"> </text:span>of<text:span text:style-name="T1"> </text:span>sailing<text:span text:style-name="T1"> </text:span>over<text:span text:style-name="T1"> </text:span>what<text:span text:style-name="T1"> </text:span>felt<text:span text:style-name="T1"> </text:span>like<text:span text:style-name="T1"> </text:span>thick<text:span text:style-name="T1"> </text:span>rock<text:span text:style-name="T1"> </text:span>mud,<text:span text:style-name="T1"> </text:span>the<text:span text:style-name="T1"> </text:span>buggy<text:span text:style-name="T1"> </text:span>frame<text:span text:style-name="T1"> </text:span>tilting<text:span text:style-name="T1"> </text:span>and<text:span text:style-name="T1"> </text:span>swaying<text:span text:style-name="T1"> </text:span>but<text:span text:style-name="T1"> </text:span>always<text:span text:style-name="T1"> </text:span>keeping<text:span text:style-name="T1"> </text:span>the<text:span text:style-name="T1"> </text:span>heading<text:span text:style-name="T1"> </text:span>in<text:span text:style-name="T1"> </text:span>the<text:span text:style-name="T1"> </text:span>intended<text:span text:style-name="T1"> </text:span>direction.<text:span text:style-name="T1"> </text:span>The<text:span text:style-name="T1"> </text:span>eba<text:span text:style-name="T1"> </text:span>seemed<text:span text:style-name="T1"> </text:span>to<text:span text:style-name="T1"> </text:span>lack<text:span text:style-name="T1"> </text:span>its<text:span text:style-name="T1"> </text:span>earlier<text:span text:style-name="T1"> </text:span>enthusiasm<text:span text:style-name="T1"> </text:span>over<text:span text:style-name="T1"> </text:span>what<text:span text:style-name="T1"> </text:span>seemed<text:span text:style-name="T1"> </text:span>to<text:span text:style-name="T1"> </text:span>be<text:span text:style-name="T1"> </text:span>its<text:span text:style-name="T1"> </text:span>own,<text:span text:style-name="T1"> </text:span>self-appointed<text:span text:style-name="T1"> </text:span>mission.<text:span text:style-name="T1"> </text:span>Sigmund<text:span text:style-name="T1"> </text:span>gazed<text:span text:style-name="T1"> </text:span>around<text:span text:style-name="T1"> </text:span>the<text:span text:style-name="T1"> </text:span>broken<text:span text:style-name="T1"> </text:span>landscape<text:span text:style-name="T1"> </text:span>for<text:span text:style-name="T1"> </text:span>signs<text:span text:style-name="T1"> </text:span>of<text:span text:style-name="T1"> </text:span>Jared<text:span text:style-name="T1"> </text:span>and<text:span text:style-name="T1"> </text:span>Ernst<text:span text:style-name="T1"> </text:span>with<text:span text:style-name="T1"> </text:span>no<text:span text:style-name="T1"> </text:span>success.<text:span text:style-name="T1"> </text:span>He<text:span text:style-name="T1"> </text:span>took<text:span text:style-name="T1"> </text:span>note<text:span text:style-name="T1"> </text:span>of<text:span text:style-name="T1"> </text:span>the<text:span text:style-name="T1"> </text:span>eba<text:span text:style-name="T1">’</text:span>s<text:span text:style-name="T1"> </text:span>apparent<text:span text:style-name="T1"> </text:span>discomfort<text:span text:style-name="T1"> </text:span>and<text:span text:style-name="T1"> </text:span>asked:</text:p>
      <text:p text:style-name="P1"><text:span text:style-name="T1">“</text:span>How<text:span text:style-name="T1"> </text:span>are<text:span text:style-name="T1"> </text:span>you<text:span text:style-name="T1"> </text:span>feeling,<text:span text:style-name="T1"> </text:span>eba?<text:span text:style-name="T1">”</text:span></text:p>
      <text:p text:style-name="P1"><text:span text:style-name="T1">“</text:span>Sick,<text:span text:style-name="T1">” </text:span>the<text:span text:style-name="T1"> </text:span>curt<text:span text:style-name="T1"> </text:span>response<text:span text:style-name="T1"> </text:span>and<text:span text:style-name="T1"> </text:span>irritated<text:span text:style-name="T1"> </text:span>tone<text:span text:style-name="T1"> </text:span>meant<text:span text:style-name="T1"> ’</text:span>sick<text:span text:style-name="T1">’ </text:span>was<text:span text:style-name="T1"> </text:span>a<text:span text:style-name="T1"> </text:span>literal<text:span text:style-name="T1"> </text:span>term.</text:p>
      <text:p text:style-name="P1"><text:span text:style-name="T1">“</text:span>Oh,<text:span text:style-name="T1"> </text:span>not<text:span text:style-name="T1"> </text:span>again,<text:span text:style-name="T1"> </text:span>please<text:span text:style-name="T1"> </text:span>try<text:span text:style-name="T1"> </text:span>to<text:span text:style-name="T1"> </text:span>get<text:span text:style-name="T1"> </text:span>to<text:span text:style-name="T1"> </text:span>the<text:span text:style-name="T1"> </text:span>sides<text:span text:style-name="T1"> </text:span>before<text:span text:style-name="T1"> </text:span>you..<text:span text:style-name="T1">”</text:span></text:p>
      <text:p text:style-name="P1">Sigmund<text:span text:style-name="T1">’</text:span>s<text:span text:style-name="T1"> </text:span>appeal<text:span text:style-name="T1"> </text:span>was<text:span text:style-name="T1"> </text:span>cut<text:span text:style-name="T1"> </text:span>short<text:span text:style-name="T1"> </text:span>when<text:span text:style-name="T1"> </text:span>the<text:span text:style-name="T1"> </text:span>eba<text:span text:style-name="T1"> </text:span>could<text:span text:style-name="T1"> </text:span>not<text:span text:style-name="T1"> </text:span>stand<text:span text:style-name="T1"> </text:span>the<text:span text:style-name="T1"> </text:span>upheaval<text:span text:style-name="T1"> </text:span>for<text:span text:style-name="T1"> </text:span>much<text:span text:style-name="T1"> </text:span>longer<text:span text:style-name="T1"> </text:span>before<text:span text:style-name="T1"> </text:span>vomiting<text:span text:style-name="T1"> </text:span>on<text:span text:style-name="T1"> </text:span>the<text:span text:style-name="T1"> </text:span>back<text:span text:style-name="T1"> </text:span>of<text:span text:style-name="T1"> </text:span>the<text:span text:style-name="T1"> </text:span>buggy.<text:span text:style-name="T1"> </text:span>Its<text:span text:style-name="T1"> </text:span>facial<text:span text:style-name="T1"> </text:span>hair<text:span text:style-name="T1"> </text:span>had<text:span text:style-name="T1"> </text:span>become<text:span text:style-name="T1"> </text:span>soiled<text:span text:style-name="T1"> </text:span>and<text:span text:style-name="T1"> </text:span>ragged-looking,<text:span text:style-name="T1"> </text:span>its<text:span text:style-name="T1"> </text:span>look<text:span text:style-name="T1"> </text:span>was<text:span text:style-name="T1"> </text:span>dreary<text:span text:style-name="T1"> </text:span>and<text:span text:style-name="T1"> </text:span>in<text:span text:style-name="T1"> </text:span>no<text:span text:style-name="T1"> </text:span>way<text:span text:style-name="T1"> </text:span>did<text:span text:style-name="T1"> </text:span>it<text:span text:style-name="T1"> </text:span>resemble<text:span text:style-name="T1"> </text:span>the<text:span text:style-name="T1"> </text:span>predator<text:span text:style-name="T1"> </text:span>its<text:span text:style-name="T1"> </text:span>genetic<text:span text:style-name="T1"> </text:span>stock<text:span text:style-name="T1"> </text:span>had<text:span text:style-name="T1"> </text:span>originated<text:span text:style-name="T1"> </text:span>from.<text:span text:style-name="T1"> </text:span>Sigmund<text:span text:style-name="T1"> </text:span>started<text:span text:style-name="T1"> </text:span>shouting<text:span text:style-name="T1"> </text:span>with<text:span text:style-name="T1"> </text:span>a<text:span text:style-name="T1"> </text:span>modest<text:span text:style-name="T1"> </text:span>hint<text:span text:style-name="T1"> </text:span>of<text:span text:style-name="T1"> </text:span>disgust<text:span text:style-name="T1"> </text:span>in<text:span text:style-name="T1"> </text:span>his<text:span text:style-name="T1"> </text:span>voice:</text:p>
      <text:p text:style-name="P1"><text:span text:style-name="T1">“</text:span>Not<text:span text:style-name="T1"> </text:span>inside!The<text:span text:style-name="T1"> </text:span>batteries<text:span text:style-name="T1"> </text:span>are<text:span text:style-name="T1"> </text:span>meant<text:span text:style-name="T1"> </text:span>to..Not<text:span text:style-name="T1"> </text:span>inside<text:span text:style-name="T1"> </text:span>the<text:span text:style-name="T1"> </text:span>bugg,<text:span text:style-name="T1"> </text:span>ever!<text:span text:style-name="T1"> </text:span>This<text:span text:style-name="T1"> </text:span>was<text:span text:style-name="T1"> </text:span>not<text:span text:style-name="T1"> </text:span>designed<text:span text:style-name="T1"> </text:span>to<text:span text:style-name="T1"> </text:span>come<text:span text:style-name="T1"> </text:span>in<text:span text:style-name="T1"> </text:span>contact<text:span text:style-name="T1"> </text:span>with<text:span text:style-name="T1"> </text:span>liquids..<text:span text:style-name="T1"> </text:span>You<text:span text:style-name="T1"> </text:span>will<text:span text:style-name="T1"> </text:span>clean<text:span text:style-name="T1"> </text:span>it<text:span text:style-name="T1"> </text:span>up.<text:span text:style-name="T1">”</text:span></text:p>
      <text:p text:style-name="P1">Sigmund<text:span text:style-name="T1"> </text:span>held<text:span text:style-name="T1"> </text:span>his<text:span text:style-name="T1"> </text:span>finger<text:span text:style-name="T1"> </text:span>in<text:span text:style-name="T1"> </text:span>the<text:span text:style-name="T1"> </text:span>air<text:span text:style-name="T1"> </text:span>as<text:span text:style-name="T1"> </text:span>if<text:span text:style-name="T1"> </text:span>lecturing<text:span text:style-name="T1"> </text:span>a<text:span text:style-name="T1"> </text:span>bothersome<text:span text:style-name="T1"> </text:span>child,<text:span text:style-name="T1"> </text:span>his<text:span text:style-name="T1"> </text:span>tone<text:span text:style-name="T1"> </text:span>firm<text:span text:style-name="T1"> </text:span>but<text:span text:style-name="T1"> </text:span>not<text:span text:style-name="T1"> </text:span>angry.<text:span text:style-name="T1"> </text:span>Perhaps<text:span text:style-name="T1"> </text:span>agitated,<text:span text:style-name="T1"> </text:span>and<text:span text:style-name="T1"> </text:span>from<text:span text:style-name="T1"> </text:span>the<text:span text:style-name="T1"> </text:span>look<text:span text:style-name="T1"> </text:span>on<text:span text:style-name="T1"> </text:span>his<text:span text:style-name="T1"> </text:span>face,<text:span text:style-name="T1"> </text:span>rightly<text:span text:style-name="T1"> </text:span>so.</text:p>
      <text:p text:style-name="P1"><text:span text:style-name="T1">“</text:span>I<text:span text:style-name="T1"> </text:span>will<text:span text:style-name="T1"> </text:span>clean<text:span text:style-name="T1"> </text:span>it<text:span text:style-name="T1"> </text:span>up,<text:span text:style-name="T1"> </text:span>friend.<text:span text:style-name="T1">”</text:span>,<text:span text:style-name="T1"> </text:span>said<text:span text:style-name="T1"> </text:span>the<text:span text:style-name="T1"> </text:span>eba<text:span text:style-name="T1"> </text:span>feeling<text:span text:style-name="T1"> </text:span>a<text:span text:style-name="T1"> </text:span>little<text:span text:style-name="T1"> </text:span>better<text:span text:style-name="T1"> </text:span>and<text:span text:style-name="T1"> </text:span>managing<text:span text:style-name="T1"> </text:span>a<text:span text:style-name="T1"> </text:span>thin<text:span text:style-name="T1"> </text:span>smile,<text:span text:style-name="T1"> </text:span>vomit<text:span text:style-name="T1"> </text:span>still<text:span text:style-name="T1"> </text:span>wet<text:span text:style-name="T1"> </text:span>on<text:span text:style-name="T1"> </text:span>its<text:span text:style-name="T1"> </text:span>face.</text:p>
      <text:p text:style-name="P1"><text:span text:style-name="T1">“</text:span>Why<text:span text:style-name="T1"> </text:span>are<text:span text:style-name="T1"> </text:span>you<text:span text:style-name="T1"> </text:span>smiling?<text:span text:style-name="T1"> </text:span>The<text:span text:style-name="T1"> </text:span>storm<text:span text:style-name="T1"> </text:span>is<text:span text:style-name="T1"> </text:span>about<text:span text:style-name="T1"> </text:span>to<text:span text:style-name="T1"> </text:span>hit,<text:span text:style-name="T1"> </text:span>we<text:span text:style-name="T1"> </text:span>haven<text:span text:style-name="T1">’</text:span>t<text:span text:style-name="T1"> </text:span>found<text:span text:style-name="T1"> </text:span>a<text:span text:style-name="T1"> </text:span>single<text:span text:style-name="T1"> </text:span>sign<text:span text:style-name="T1"> </text:span>of<text:span text:style-name="T1"> </text:span>the<text:span text:style-name="T1"> </text:span>naborns<text:span text:style-name="T1"> </text:span>and<text:span text:style-name="T1"> </text:span>you<text:span text:style-name="T1"> </text:span>just<text:span text:style-name="T1"> </text:span>barfed.<text:span text:style-name="T1"> </text:span>Don<text:span text:style-name="T1">’</text:span>t<text:span text:style-name="T1"> </text:span>get<text:span text:style-name="T1"> </text:span>coy<text:span text:style-name="T1"> </text:span>with<text:span text:style-name="T1"> </text:span>me.<text:span text:style-name="T1"> </text:span>Clean<text:span text:style-name="T1"> </text:span>up<text:span text:style-name="T1"> </text:span>your<text:span text:style-name="T1"> </text:span>face,<text:span text:style-name="T1"> </text:span>stop<text:span text:style-name="T1"> </text:span>smiling.<text:span text:style-name="T1">”</text:span></text:p>
      <text:p text:style-name="P1"><text:span text:style-name="T1">“</text:span>A<text:span text:style-name="T1"> </text:span>smile<text:span text:style-name="T1"> </text:span>cannot<text:span text:style-name="T1"> </text:span>make<text:span text:style-name="T1"> </text:span>things<text:span text:style-name="T1"> </text:span>worse,<text:span text:style-name="T1">” </text:span>the<text:span text:style-name="T1"> </text:span>eba<text:span text:style-name="T1"> </text:span>answered<text:span text:style-name="T1"> </text:span>in<text:span text:style-name="T1"> </text:span>a<text:span text:style-name="T1"> </text:span>resolute<text:span text:style-name="T1"> </text:span>voice,<text:span text:style-name="T1"> </text:span>as<text:span text:style-name="T1"> </text:span>if<text:span text:style-name="T1"> </text:span>reciting<text:span text:style-name="T1"> </text:span>religious<text:span text:style-name="T1"> </text:span>dogma,<text:span text:style-name="T1"> </text:span>or<text:span text:style-name="T1"> </text:span>a<text:span text:style-name="T1"> </text:span>corporate<text:span text:style-name="T1"> </text:span>slogan.</text:p>
      <text:p text:style-name="P1">As<text:span text:style-name="T1"> </text:span>the<text:span text:style-name="T1"> </text:span>buggy<text:span text:style-name="T1"> </text:span>raced<text:span text:style-name="T1"> </text:span>with<text:span text:style-name="T1"> </text:span>its<text:span text:style-name="T1"> </text:span>motors<text:span text:style-name="T1"> </text:span>near<text:span text:style-name="T1"> </text:span>maximum<text:span text:style-name="T1"> </text:span>capacity,<text:span text:style-name="T1"> </text:span>Sigmund<text:span text:style-name="T1"> </text:span>stabbed<text:span text:style-name="T1"> </text:span>the<text:span text:style-name="T1"> </text:span>eba<text:span text:style-name="T1"> </text:span>with<text:span text:style-name="T1"> </text:span>an<text:span text:style-name="T1"> </text:span>accusing<text:span text:style-name="T1"> </text:span>look:</text:p>
      <text:p text:style-name="P1"><text:span text:style-name="T1">“</text:span>Have<text:span text:style-name="T1"> </text:span>you<text:span text:style-name="T1"> </text:span>been<text:span text:style-name="T1"> </text:span>talking<text:span text:style-name="T1"> </text:span>with<text:span text:style-name="T1"> </text:span>Chen?<text:span text:style-name="T1"> </text:span>Because<text:span text:style-name="T1"> </text:span>that<text:span text:style-name="T1"> </text:span>sounds<text:span text:style-name="T1"> </text:span>like<text:span text:style-name="T1"> </text:span>something<text:span text:style-name="T1"> </text:span>Chen<text:span text:style-name="T1"> </text:span>would<text:span text:style-name="T1"> </text:span>say.<text:span text:style-name="T1"> </text:span>Chen<text:span text:style-name="T1">’</text:span>s<text:span text:style-name="T1"> </text:span>an<text:span text:style-name="T1"> </text:span>optimistic<text:span text:style-name="T1"> </text:span>fool.<text:span text:style-name="T1"> </text:span>Remember,<text:span text:style-name="T1"> </text:span>fools<text:span text:style-name="T1"> </text:span>are<text:span text:style-name="T1"> </text:span>much<text:span text:style-name="T1"> </text:span>more<text:span text:style-name="T1"> </text:span>likely<text:span text:style-name="T1"> </text:span>to<text:span text:style-name="T1"> </text:span>end<text:span text:style-name="T1"> </text:span>up<text:span text:style-name="T1"> </text:span>dead.<text:span text:style-name="T1"> </text:span>Or<text:span text:style-name="T1"> </text:span>on<text:span text:style-name="T1"> </text:span>Eden.<text:span text:style-name="T1">”</text:span></text:p>
      <text:p text:style-name="P1"><text:span text:style-name="T1">“</text:span>Strange<text:span text:style-name="T1"> </text:span>that<text:span text:style-name="T1"> </text:span>you<text:span text:style-name="T1"> </text:span>should<text:span text:style-name="T1"> </text:span>say<text:span text:style-name="T1"> </text:span>that.<text:span text:style-name="T1"> </text:span>He<text:span text:style-name="T1"> </text:span>also<text:span text:style-name="T1"> </text:span>says<text:span text:style-name="T1"> </text:span>that<text:span text:style-name="T1"> </text:span>you<text:span text:style-name="T1"> </text:span>are<text:span text:style-name="T1"> </text:span>the<text:span text:style-name="T1"> </text:span>fool.<text:span text:style-name="T1">”</text:span></text:p>
      <text:p text:style-name="P1">The<text:span text:style-name="T1"> </text:span>eba<text:span text:style-name="T1"> </text:span>blinked<text:span text:style-name="T1"> </text:span>in<text:span text:style-name="T1"> </text:span>surprise<text:span text:style-name="T1"> </text:span>and<text:span text:style-name="T1"> </text:span>bewilderment<text:span text:style-name="T1"> </text:span>at<text:span text:style-name="T1"> </text:span>what<text:span text:style-name="T1"> </text:span>seemed<text:span text:style-name="T1"> </text:span>to<text:span text:style-name="T1"> </text:span>it<text:span text:style-name="T1"> </text:span>to<text:span text:style-name="T1"> </text:span>be<text:span text:style-name="T1"> </text:span>a<text:span text:style-name="T1"> </text:span>show<text:span text:style-name="T1"> </text:span>of<text:span text:style-name="T1"> </text:span>magnificent<text:span text:style-name="T1"> </text:span>powers<text:span text:style-name="T1"> </text:span>of<text:span text:style-name="T1"> </text:span>deduction<text:span text:style-name="T1"> </text:span>at<text:span text:style-name="T1"> </text:span>work.</text:p>
      <text:p text:style-name="P1"><text:span text:style-name="T1">“</text:span>Does<text:span text:style-name="T1"> </text:span>he?<text:span text:style-name="T1"> </text:span>Well,<text:span text:style-name="T1"> </text:span>just<text:span text:style-name="T1"> </text:span>shut<text:span text:style-name="T1"> </text:span>up<text:span text:style-name="T1"> </text:span>and<text:span text:style-name="T1"> </text:span>keep<text:span text:style-name="T1"> </text:span>looking.<text:span text:style-name="T1"> </text:span>Remember<text:span text:style-name="T1"> </text:span>though,<text:span text:style-name="T1"> </text:span>whatever<text:span text:style-name="T1"> </text:span>else<text:span text:style-name="T1"> </text:span>happens,<text:span text:style-name="T1"> </text:span>you<text:span text:style-name="T1"> </text:span>are<text:span text:style-name="T1"> </text:span>still<text:span text:style-name="T1"> </text:span>cleaning<text:span text:style-name="T1"> </text:span>that<text:span text:style-name="T1"> </text:span>up,<text:span text:style-name="T1">” </text:span>said<text:span text:style-name="T1"> </text:span>Sigmund<text:span text:style-name="T1"> </text:span>and<text:span text:style-name="T1"> </text:span>took<text:span text:style-name="T1"> </text:span>another<text:span text:style-name="T1"> </text:span>look<text:span text:style-name="T1"> </text:span>through<text:span text:style-name="T1"> </text:span>his<text:span text:style-name="T1"> </text:span>binoculars.</text:p>
      <text:p text:style-name="P1"><text:span text:style-name="T1">“</text:span>There<text:span text:style-name="T1"> </text:span>friend!<text:span text:style-name="T1"> </text:span>To<text:span text:style-name="T1"> </text:span>our<text:span text:style-name="T1"> </text:span>right!<text:span text:style-name="T1">”</text:span></text:p>
      <text:p text:style-name="P1">The<text:span text:style-name="T1"> </text:span>eba<text:span text:style-name="T1"> </text:span>straightened<text:span text:style-name="T1"> </text:span>its<text:span text:style-name="T1"> </text:span>back<text:span text:style-name="T1"> </text:span>suddenly,<text:span text:style-name="T1"> </text:span>poised<text:span text:style-name="T1"> </text:span>as<text:span text:style-name="T1"> </text:span>if<text:span text:style-name="T1"> </text:span>to<text:span text:style-name="T1"> </text:span>strike,<text:span text:style-name="T1"> </text:span>its<text:span text:style-name="T1"> </text:span>whole<text:span text:style-name="T1"> </text:span>body<text:span text:style-name="T1"> </text:span>a<text:span text:style-name="T1"> </text:span>compass<text:span text:style-name="T1"> </text:span>indicator<text:span text:style-name="T1"> </text:span>leaning<text:span text:style-name="T1"> </text:span>on<text:span text:style-name="T1"> </text:span>a<text:span text:style-name="T1"> </text:span>definite<text:span text:style-name="T1"> </text:span>direction.<text:span text:style-name="T1"> </text:span>Sigmund<text:span text:style-name="T1"> </text:span>turned<text:span text:style-name="T1"> </text:span>his<text:span text:style-name="T1"> </text:span>head<text:span text:style-name="T1"> </text:span>and<text:span text:style-name="T1"> </text:span>zoomed<text:span text:style-name="T1"> </text:span>with<text:span text:style-name="T1"> </text:span>the<text:span text:style-name="T1"> </text:span>binoculars,<text:span text:style-name="T1"> </text:span>the<text:span text:style-name="T1"> </text:span>built-in<text:span text:style-name="T1"> </text:span>pattern<text:span text:style-name="T1"> </text:span>recognition<text:span text:style-name="T1"> </text:span>trying<text:span text:style-name="T1"> </text:span>to<text:span text:style-name="T1"> </text:span>identify<text:span text:style-name="T1"> </text:span>Jared<text:span text:style-name="T1"> </text:span>and<text:span text:style-name="T1"> </text:span>Ernst<text:span text:style-name="T1"> </text:span>or<text:span text:style-name="T1"> </text:span>somekind<text:span text:style-name="T1"> </text:span>of<text:span text:style-name="T1"> </text:span>human<text:span text:style-name="T1"> </text:span>built<text:span text:style-name="T1"> </text:span>tracks.<text:span text:style-name="T1"> </text:span>He<text:span text:style-name="T1"> </text:span>brought<text:span text:style-name="T1"> </text:span>the<text:span text:style-name="T1"> </text:span>buggy<text:span text:style-name="T1"> </text:span>to<text:span text:style-name="T1"> </text:span>an<text:span text:style-name="T1"> </text:span>abrupt<text:span text:style-name="T1"> </text:span>stop<text:span text:style-name="T1"> </text:span>and<text:span text:style-name="T1"> </text:span>scanned<text:span text:style-name="T1"> </text:span>to<text:span text:style-name="T1"> </text:span>their<text:span text:style-name="T1"> </text:span>right<text:span text:style-name="T1"> </text:span>again,<text:span text:style-name="T1"> </text:span>this<text:span text:style-name="T1"> </text:span>time<text:span text:style-name="T1"> </text:span>with<text:span text:style-name="T1"> </text:span>more<text:span text:style-name="T1"> </text:span>diligence.</text:p>
      <text:p text:style-name="P1"><text:span text:style-name="T1">“</text:span>I<text:span text:style-name="T1"> </text:span>can<text:span text:style-name="T1"> </text:span>see<text:span text:style-name="T1"> </text:span>them.<text:span text:style-name="T1"> </text:span>I<text:span text:style-name="T1">’</text:span>ll<text:span text:style-name="T1"> </text:span>run<text:span text:style-name="T1"> </text:span>ahead<text:span text:style-name="T1"> </text:span>friend,<text:span text:style-name="T1">” </text:span>said<text:span text:style-name="T1"> </text:span>the<text:span text:style-name="T1"> </text:span>eba<text:span text:style-name="T1"> </text:span>and<text:span text:style-name="T1"> </text:span>casually<text:span text:style-name="T1"> </text:span>leaped<text:span text:style-name="T1"> </text:span>off<text:span text:style-name="T1"> </text:span>the<text:span text:style-name="T1"> </text:span>buggy<text:span text:style-name="T1"> </text:span>and<text:span text:style-name="T1"> </text:span>ran.<text:span text:style-name="T1"> </text:span>It<text:span text:style-name="T1"> </text:span>ate<text:span text:style-name="T1"> </text:span>away<text:span text:style-name="T1"> </text:span>at<text:span text:style-name="T1"> </text:span>the<text:span text:style-name="T1"> </text:span>landscape,<text:span text:style-name="T1"> </text:span>leaving<text:span text:style-name="T1"> </text:span>a<text:span text:style-name="T1"> </text:span>brown<text:span text:style-name="T1"> </text:span>and<text:span text:style-name="T1"> </text:span>silver<text:span text:style-name="T1"> </text:span>cloud<text:span text:style-name="T1"> </text:span>behind<text:span text:style-name="T1"> </text:span>it.<text:span text:style-name="T1"> </text:span>Sigmund<text:span text:style-name="T1"> </text:span>was<text:span text:style-name="T1"> </text:span>stunned<text:span text:style-name="T1"> </text:span><text:soft-page-break/>to<text:span text:style-name="T1"> </text:span>silence<text:span text:style-name="T1"> </text:span>and<text:span text:style-name="T1"> </text:span>paused<text:span text:style-name="T1"> </text:span>his<text:span text:style-name="T1"> </text:span>search<text:span text:style-name="T1"> </text:span>momentarily,<text:span text:style-name="T1"> </text:span>taking<text:span text:style-name="T1"> </text:span>in<text:span text:style-name="T1"> </text:span>the<text:span text:style-name="T1"> </text:span>sight<text:span text:style-name="T1"> </text:span>of<text:span text:style-name="T1"> </text:span>the<text:span text:style-name="T1"> </text:span>eba<text:span text:style-name="T1"> </text:span>speeding<text:span text:style-name="T1"> </text:span>towards<text:span text:style-name="T1"> </text:span>the<text:span text:style-name="T1"> </text:span>Wall.<text:span text:style-name="T1"> </text:span>The<text:span text:style-name="T1"> </text:span>storm<text:span text:style-name="T1"> </text:span>was<text:span text:style-name="T1"> </text:span>still<text:span text:style-name="T1"> </text:span>gathering<text:span text:style-name="T1"> </text:span>on<text:span text:style-name="T1"> </text:span>their<text:span text:style-name="T1"> </text:span>back,<text:span text:style-name="T1"> </text:span>on<text:span text:style-name="T1"> </text:span>a<text:span text:style-name="T1"> </text:span>desert<text:span text:style-name="T1"> </text:span>planet<text:span text:style-name="T1"> </text:span>twenty<text:span text:style-name="T1"> </text:span>light<text:span text:style-name="T1"> </text:span>years<text:span text:style-name="T1"> </text:span>away<text:span text:style-name="T1"> </text:span>from<text:span text:style-name="T1"> </text:span>Earth,<text:span text:style-name="T1"> </text:span>a<text:span text:style-name="T1"> </text:span>sky<text:span text:style-name="T1"> </text:span>the<text:span text:style-name="T1"> </text:span>color<text:span text:style-name="T1"> </text:span>of<text:span text:style-name="T1"> </text:span>viridian<text:span text:style-name="T1"> </text:span>with<text:span text:style-name="T1"> </text:span>hues<text:span text:style-name="T1"> </text:span>of<text:span text:style-name="T1"> </text:span>blue<text:span text:style-name="T1"> </text:span>and<text:span text:style-name="T1"> </text:span>black.</text:p>
      <text:p text:style-name="P1">Even<text:span text:style-name="T1"> </text:span>after<text:span text:style-name="T1"> </text:span>all<text:span text:style-name="T1"> </text:span>these<text:span text:style-name="T1"> </text:span>years,<text:span text:style-name="T1"> </text:span>in<text:span text:style-name="T1"> </text:span>times<text:span text:style-name="T1"> </text:span>like<text:span text:style-name="T1"> </text:span>these,<text:span text:style-name="T1"> </text:span>Sigmund<text:span text:style-name="T1"> </text:span>realised<text:span text:style-name="T1"> </text:span>the<text:span text:style-name="T1"> </text:span>awe<text:span text:style-name="T1"> </text:span>that<text:span text:style-name="T1"> </text:span>manifested<text:span text:style-name="T1"> </text:span>around<text:span text:style-name="T1"> </text:span>him<text:span text:style-name="T1"> </text:span>and<text:span text:style-name="T1"> </text:span>shivered.<text:span text:style-name="T1"> </text:span>He<text:span text:style-name="T1"> </text:span>took<text:span text:style-name="T1"> </text:span>a<text:span text:style-name="T1"> </text:span>deep<text:span text:style-name="T1"> </text:span>breath<text:span text:style-name="T1"> </text:span>and<text:span text:style-name="T1"> </text:span>put<text:span text:style-name="T1"> </text:span>the<text:span text:style-name="T1"> </text:span>binoculars<text:span text:style-name="T1"> </text:span>back<text:span text:style-name="T1"> </text:span>on,<text:span text:style-name="T1"> </text:span>now<text:span text:style-name="T1"> </text:span>tracking<text:span text:style-name="T1"> </text:span>the<text:span text:style-name="T1"> </text:span>eba<text:span text:style-name="T1"> </text:span>as<text:span text:style-name="T1"> </text:span>well<text:span text:style-name="T1"> </text:span>as<text:span text:style-name="T1"> </text:span>two<text:span text:style-name="T1"> </text:span>other<text:span text:style-name="T1"> </text:span>figures<text:span text:style-name="T1"> </text:span>too<text:span text:style-name="T1"> </text:span>far<text:span text:style-name="T1"> </text:span>away<text:span text:style-name="T1"> </text:span>to<text:span text:style-name="T1"> </text:span>positively<text:span text:style-name="T1"> </text:span>identify<text:span text:style-name="T1"> </text:span>them.<text:span text:style-name="T1"> </text:span>Noone<text:span text:style-name="T1"> </text:span>else<text:span text:style-name="T1"> </text:span>was<text:span text:style-name="T1"> </text:span>due<text:span text:style-name="T1"> </text:span>out<text:span text:style-name="T1"> </text:span>this<text:span text:style-name="T1"> </text:span>far<text:span text:style-name="T1"> </text:span>upstream<text:span text:style-name="T1"> </text:span>today,<text:span text:style-name="T1"> </text:span>none<text:span text:style-name="T1"> </text:span>that<text:span text:style-name="T1"> </text:span>he<text:span text:style-name="T1"> </text:span>knew<text:span text:style-name="T1"> </text:span>of.</text:p>
      <text:p text:style-name="P1">He<text:span text:style-name="T1"> </text:span>could<text:span text:style-name="T1"> </text:span>safely<text:span text:style-name="T1"> </text:span>conclude<text:span text:style-name="T1"> </text:span>that<text:span text:style-name="T1"> </text:span>it<text:span text:style-name="T1"> </text:span>was<text:span text:style-name="T1"> </text:span>either<text:span text:style-name="T1"> </text:span>them<text:span text:style-name="T1"> </text:span>or<text:span text:style-name="T1"> </text:span>someone<text:span text:style-name="T1"> </text:span>equally<text:span text:style-name="T1"> </text:span>stupid,<text:span text:style-name="T1"> </text:span>which<text:span text:style-name="T1"> </text:span>would<text:span text:style-name="T1"> </text:span>be<text:span text:style-name="T1"> </text:span>no<text:span text:style-name="T1"> </text:span>small<text:span text:style-name="T1"> </text:span>surprise<text:span text:style-name="T1"> </text:span>as<text:span text:style-name="T1"> </text:span>of<text:span text:style-name="T1"> </text:span>late<text:span text:style-name="T1"> </text:span>with<text:span text:style-name="T1"> </text:span>every<text:span text:style-name="T1"> </text:span>number<text:span text:style-name="T1"> </text:span>dwindling<text:span text:style-name="T1"> </text:span>except<text:span text:style-name="T1"> </text:span>for<text:span text:style-name="T1"> </text:span>the<text:span text:style-name="T1"> </text:span>amount<text:span text:style-name="T1"> </text:span>of<text:span text:style-name="T1"> </text:span>idiots<text:span text:style-name="T1"> </text:span>running<text:span text:style-name="T1"> </text:span>free.<text:span text:style-name="T1"> </text:span>Sigmund<text:span text:style-name="T1"> </text:span>kicked<text:span text:style-name="T1"> </text:span>in<text:span text:style-name="T1"> </text:span>the<text:span text:style-name="T1"> ’</text:span>sediment<text:span text:style-name="T1">’ </text:span>mode<text:span text:style-name="T1"> </text:span>on<text:span text:style-name="T1"> </text:span>the<text:span text:style-name="T1"> </text:span>buggy,<text:span text:style-name="T1"> </text:span>and<text:span text:style-name="T1"> </text:span>its<text:span text:style-name="T1"> </text:span>metal<text:span text:style-name="T1"> </text:span>wheels<text:span text:style-name="T1"> </text:span>-<text:span text:style-name="T1"> </text:span>a<text:span text:style-name="T1"> </text:span>memory<text:span text:style-name="T1"> </text:span>metal<text:span text:style-name="T1"> </text:span>-<text:span text:style-name="T1"> </text:span>reshaped<text:span text:style-name="T1"> </text:span>itself<text:span text:style-name="T1"> </text:span>in<text:span text:style-name="T1"> </text:span>a<text:span text:style-name="T1"> </text:span>thin-faceted,<text:span text:style-name="T1"> </text:span>gear-like,<text:span text:style-name="T1"> </text:span>Eden-proven<text:span text:style-name="T1"> </text:span>design.<text:span text:style-name="T1"> </text:span>A<text:span text:style-name="T1"> </text:span>few<text:span text:style-name="T1"> </text:span>indicators<text:span text:style-name="T1"> </text:span>lit<text:span text:style-name="T1"> </text:span>up<text:span text:style-name="T1"> </text:span>and<text:span text:style-name="T1"> </text:span>the<text:span text:style-name="T1"> </text:span>screen<text:span text:style-name="T1"> </text:span>showed<text:span text:style-name="T1"> </text:span>energy<text:span text:style-name="T1"> </text:span>estimates.<text:span text:style-name="T1"> </text:span>Gobbling<text:span text:style-name="T1"> </text:span>down<text:span text:style-name="T1"> </text:span>more<text:span text:style-name="T1"> </text:span>power<text:span text:style-name="T1"> </text:span>than<text:span text:style-name="T1"> </text:span>the<text:span text:style-name="T1"> </text:span>solar<text:span text:style-name="T1"> </text:span>panels<text:span text:style-name="T1"> </text:span>could<text:span text:style-name="T1"> </text:span>provide,<text:span text:style-name="T1"> </text:span>the<text:span text:style-name="T1"> </text:span>battery<text:span text:style-name="T1"> </text:span>would<text:span text:style-name="T1"> </text:span>be<text:span text:style-name="T1"> </text:span>exhausted<text:span text:style-name="T1"> </text:span>before<text:span text:style-name="T1"> </text:span>they<text:span text:style-name="T1"> </text:span>reached<text:span text:style-name="T1"> </text:span>Landing.</text:p>
      <text:p text:style-name="P1">Sigmund<text:span text:style-name="T1"> </text:span>snarled<text:span text:style-name="T1"> </text:span>something<text:span text:style-name="T1"> </text:span>in<text:span text:style-name="T1"> </text:span>German<text:span text:style-name="T1"> </text:span>and<text:span text:style-name="T1"> </text:span>pressed<text:span text:style-name="T1"> </text:span>on<text:span text:style-name="T1"> </text:span>with<text:span text:style-name="T1"> </text:span>the<text:span text:style-name="T1"> </text:span>buggy,<text:span text:style-name="T1"> </text:span>following<text:span text:style-name="T1"> </text:span>eba<text:span text:style-name="T1"> </text:span>towards<text:span text:style-name="T1"> </text:span>the<text:span text:style-name="T1"> </text:span>two<text:span text:style-name="T1"> </text:span>figures,<text:span text:style-name="T1"> </text:span>hoping<text:span text:style-name="T1"> </text:span>the<text:span text:style-name="T1"> </text:span>emergency<text:span text:style-name="T1"> </text:span>fuel<text:span text:style-name="T1"> </text:span>cell<text:span text:style-name="T1"> </text:span>would<text:span text:style-name="T1"> </text:span>be<text:span text:style-name="T1"> </text:span>enough.<text:span text:style-name="T1"> </text:span>He<text:span text:style-name="T1"> </text:span>said<text:span text:style-name="T1"> </text:span>to<text:span text:style-name="T1"> </text:span>noone<text:span text:style-name="T1"> </text:span>in<text:span text:style-name="T1"> </text:span>particular,<text:span text:style-name="T1"> </text:span>for<text:span text:style-name="T1"> </text:span>no<text:span text:style-name="T1"> </text:span>particular<text:span text:style-name="T1"> </text:span>reason:</text:p>
      <text:p text:style-name="P1"><text:span text:style-name="T1">“</text:span>Called<text:span text:style-name="T1"> </text:span>me<text:span text:style-name="T1"> </text:span>a<text:span text:style-name="T1"> </text:span>fool<text:span text:style-name="T1"> </text:span>did<text:span text:style-name="T1"> </text:span>he?<text:span text:style-name="T1"> </text:span>Chen,<text:span text:style-name="T1"> </text:span>you<text:span text:style-name="T1"> </text:span>are<text:span text:style-name="T1"> </text:span>a<text:span text:style-name="T1"> </text:span>dick.<text:span text:style-name="T1">”</text:span></text:p>
      <text:p text:style-name="P1">As<text:span text:style-name="T1"> </text:span>Sigmund<text:span text:style-name="T1"> </text:span>and<text:span text:style-name="T1"> </text:span>the<text:span text:style-name="T1"> </text:span>eba<text:span text:style-name="T1"> </text:span>approached<text:span text:style-name="T1"> </text:span>the<text:span text:style-name="T1"> </text:span>two<text:span text:style-name="T1"> </text:span>young<text:span text:style-name="T1"> </text:span>men<text:span text:style-name="T1"> </text:span>it<text:span text:style-name="T1"> </text:span>seemed<text:span text:style-name="T1"> </text:span>they<text:span text:style-name="T1"> </text:span>were<text:span text:style-name="T1"> </text:span>indeed<text:span text:style-name="T1"> </text:span>in<text:span text:style-name="T1"> </text:span>need<text:span text:style-name="T1"> </text:span>of<text:span text:style-name="T1"> </text:span>help.<text:span text:style-name="T1"> </text:span>The<text:span text:style-name="T1"> </text:span>eba<text:span text:style-name="T1"> </text:span>arrived<text:span text:style-name="T1"> </text:span>first<text:span text:style-name="T1"> </text:span>and<text:span text:style-name="T1"> </text:span>was<text:span text:style-name="T1"> </text:span>standing<text:span text:style-name="T1"> </text:span>guard,<text:span text:style-name="T1"> </text:span>looking<text:span text:style-name="T1"> </text:span>out<text:span text:style-name="T1"> </text:span>for<text:span text:style-name="T1"> </text:span>whatever<text:span text:style-name="T1"> </text:span>danger<text:span text:style-name="T1"> </text:span>might<text:span text:style-name="T1"> </text:span>still<text:span text:style-name="T1"> </text:span>lurk<text:span text:style-name="T1"> </text:span>around.<text:span text:style-name="T1"> </text:span>The<text:span text:style-name="T1"> </text:span>boys<text:span text:style-name="T1"> </text:span>seemed<text:span text:style-name="T1"> </text:span>in<text:span text:style-name="T1"> </text:span>one<text:span text:style-name="T1"> </text:span>piece.<text:span text:style-name="T1"> </text:span>Jared,<text:span text:style-name="T1"> </text:span>a<text:span text:style-name="T1"> </text:span>thin<text:span text:style-name="T1"> </text:span>lad<text:span text:style-name="T1"> </text:span>with<text:span text:style-name="T1"> </text:span>wiry<text:span text:style-name="T1"> </text:span>hair,<text:span text:style-name="T1"> </text:span>had<text:span text:style-name="T1"> </text:span>met<text:span text:style-name="T1"> </text:span>a<text:span text:style-name="T1"> </text:span>sand-ant<text:span text:style-name="T1"> </text:span>up<text:span text:style-name="T1"> </text:span>and<text:span text:style-name="T1"> </text:span>close<text:span text:style-name="T1"> </text:span>and<text:span text:style-name="T1"> </text:span>it<text:span text:style-name="T1"> </text:span>looked<text:span text:style-name="T1"> </text:span>like<text:span text:style-name="T1"> </text:span>it<text:span text:style-name="T1"> </text:span>wasn<text:span text:style-name="T1">’</text:span>t<text:span text:style-name="T1"> </text:span>much<text:span text:style-name="T1"> </text:span>fun<text:span text:style-name="T1"> </text:span>at<text:span text:style-name="T1"> </text:span>all.<text:span text:style-name="T1"> </text:span>He<text:span text:style-name="T1"> </text:span>had<text:span text:style-name="T1"> </text:span>several<text:span text:style-name="T1"> </text:span>cuts<text:span text:style-name="T1"> </text:span>and<text:span text:style-name="T1"> </text:span>scrapes<text:span text:style-name="T1"> </text:span>all<text:span text:style-name="T1"> </text:span>over<text:span text:style-name="T1"> </text:span>him.<text:span text:style-name="T1"> </text:span>Possibly<text:span text:style-name="T1"> </text:span>a<text:span text:style-name="T1"> </text:span>torn<text:span text:style-name="T1"> </text:span>calf<text:span text:style-name="T1"> </text:span>muscle<text:span text:style-name="T1"> </text:span>as<text:span text:style-name="T1"> </text:span>well.<text:span text:style-name="T1"> </text:span>He<text:span text:style-name="T1"> </text:span>was<text:span text:style-name="T1"> </text:span>limping<text:span text:style-name="T1"> </text:span>on<text:span text:style-name="T1"> </text:span>his<text:span text:style-name="T1"> </text:span>left<text:span text:style-name="T1"> </text:span>leg,<text:span text:style-name="T1"> </text:span>putting<text:span text:style-name="T1"> </text:span>his<text:span text:style-name="T1"> </text:span>weight<text:span text:style-name="T1"> </text:span>on<text:span text:style-name="T1"> </text:span>Ernst<text:span text:style-name="T1"> </text:span>both<text:span text:style-name="T1"> </text:span>trudging<text:span text:style-name="T1"> </text:span>along<text:span text:style-name="T1"> </text:span>westward.</text:p>
      <text:p text:style-name="P1">Sigmund<text:span text:style-name="T1"> </text:span>slid<text:span text:style-name="T1"> </text:span>to<text:span text:style-name="T1"> </text:span>a<text:span text:style-name="T1"> </text:span>stop<text:span text:style-name="T1"> </text:span>nearby,<text:span text:style-name="T1"> </text:span>and<text:span text:style-name="T1"> </text:span>started<text:span text:style-name="T1"> </text:span>walking<text:span text:style-name="T1"> </text:span>towards<text:span text:style-name="T1"> </text:span>the<text:span text:style-name="T1"> </text:span>two<text:span text:style-name="T1"> </text:span>boys,<text:span text:style-name="T1"> </text:span>spear<text:span text:style-name="T1"> </text:span>in<text:span text:style-name="T1"> </text:span>hand,<text:span text:style-name="T1"> </text:span>aggravation<text:span text:style-name="T1"> </text:span>written<text:span text:style-name="T1"> </text:span>across<text:span text:style-name="T1"> </text:span>his<text:span text:style-name="T1"> </text:span>face.<text:span text:style-name="T1"> </text:span>He<text:span text:style-name="T1"> </text:span>could<text:span text:style-name="T1"> </text:span>not<text:span text:style-name="T1"> </text:span>help<text:span text:style-name="T1"> </text:span>himself<text:span text:style-name="T1"> </text:span>chastising<text:span text:style-name="T1"> </text:span>the<text:span text:style-name="T1"> </text:span>two<text:span text:style-name="T1"> </text:span>young<text:span text:style-name="T1"> </text:span>men:</text:p>
      <text:p text:style-name="P1"><text:span text:style-name="T1">“</text:span>So<text:span text:style-name="T1"> </text:span>you<text:span text:style-name="T1"> </text:span>went<text:span text:style-name="T1"> </text:span>too<text:span text:style-name="T1"> </text:span>far<text:span text:style-name="T1"> </text:span>upstram<text:span text:style-name="T1"> </text:span>searching<text:span text:style-name="T1"> </text:span>for<text:span text:style-name="T1"> </text:span>water.<text:span text:style-name="T1"> </text:span>And<text:span text:style-name="T1"> </text:span>you<text:span text:style-name="T1"> </text:span>thought<text:span text:style-name="T1"> </text:span>you<text:span text:style-name="T1">’</text:span>d<text:span text:style-name="T1"> </text:span>become<text:span text:style-name="T1"> </text:span>heroes<text:span text:style-name="T1"> </text:span>or<text:span text:style-name="T1"> </text:span>something.<text:span text:style-name="T1"> </text:span>Used<text:span text:style-name="T1"> </text:span>up<text:span text:style-name="T1"> </text:span>the<text:span text:style-name="T1"> </text:span>buggy<text:span text:style-name="T1">’</text:span>s<text:span text:style-name="T1"> </text:span>power<text:span text:style-name="T1"> </text:span>still<text:span text:style-name="T1"> </text:span>miles<text:span text:style-name="T1"> </text:span>away<text:span text:style-name="T1"> </text:span>from<text:span text:style-name="T1"> </text:span>Landing<text:span text:style-name="T1"> </text:span>and<text:span text:style-name="T1"> </text:span>you<text:span text:style-name="T1"> </text:span>went<text:span text:style-name="T1"> </text:span>on<text:span text:style-name="T1"> </text:span>foot.<text:span text:style-name="T1"> </text:span>And<text:span text:style-name="T1"> </text:span>got<text:span text:style-name="T1"> </text:span>jumped<text:span text:style-name="T1"> </text:span>by<text:span text:style-name="T1"> </text:span>a<text:span text:style-name="T1"> </text:span>sand<text:span text:style-name="T1"> </text:span>ant.<text:span text:style-name="T1"> </text:span>Feel<text:span text:style-name="T1"> </text:span>proud<text:span text:style-name="T1"> </text:span>for<text:span text:style-name="T1"> </text:span>yourselves?<text:span text:style-name="T1">”</text:span></text:p>
      <text:p text:style-name="P1">Jared,<text:span text:style-name="T1"> </text:span>the<text:span text:style-name="T1"> </text:span>wounded<text:span text:style-name="T1"> </text:span>one,<text:span text:style-name="T1"> </text:span>immediately<text:span text:style-name="T1"> </text:span>retorted,<text:span text:style-name="T1"> </text:span>his<text:span text:style-name="T1"> </text:span>tanned<text:span text:style-name="T1"> </text:span>face<text:span text:style-name="T1"> </text:span>looking<text:span text:style-name="T1"> </text:span>smoothly<text:span text:style-name="T1"> </text:span>impervious<text:span text:style-name="T1"> </text:span>to<text:span text:style-name="T1"> </text:span>any<text:span text:style-name="T1"> </text:span>sort<text:span text:style-name="T1"> </text:span>of<text:span text:style-name="T1"> </text:span>guilt:</text:p>
      <text:p text:style-name="P1"><text:span text:style-name="T1">“</text:span>You<text:span text:style-name="T1"> </text:span>know<text:span text:style-name="T1"> </text:span>we<text:span text:style-name="T1"> </text:span>need<text:span text:style-name="T1"> </text:span>the<text:span text:style-name="T1"> </text:span>water<text:span text:style-name="T1"> </text:span>and<text:span text:style-name="T1"> </text:span>it<text:span text:style-name="T1"> </text:span>was<text:span text:style-name="T1"> </text:span>a<text:span text:style-name="T1"> </text:span>small<text:span text:style-name="T1"> </text:span>pack,<text:span text:style-name="T1"> </text:span>three<text:span text:style-name="T1"> </text:span>of<text:span text:style-name="T1"> </text:span>them;<text:span text:style-name="T1"> </text:span>we<text:span text:style-name="T1"> </text:span>killed<text:span text:style-name="T1"> </text:span>them<text:span text:style-name="T1"> </text:span>all.<text:span text:style-name="T1">”</text:span></text:p>
      <text:p text:style-name="P1">Ernst<text:span text:style-name="T1"> </text:span>was<text:span text:style-name="T1"> </text:span>sheepishly<text:span text:style-name="T1"> </text:span>taking<text:span text:style-name="T1"> </text:span>a<text:span text:style-name="T1"> </text:span>look<text:span text:style-name="T1"> </text:span>at<text:span text:style-name="T1"> </text:span>the<text:span text:style-name="T1"> </text:span>verbal<text:span text:style-name="T1"> </text:span>confrontation,<text:span text:style-name="T1"> </text:span>while<text:span text:style-name="T1"> </text:span>packing<text:span text:style-name="T1"> </text:span>their<text:span text:style-name="T1"> </text:span>gear<text:span text:style-name="T1"> </text:span>on<text:span text:style-name="T1"> </text:span>their<text:span text:style-name="T1"> </text:span>buggy.<text:span text:style-name="T1"> </text:span>Sigmund<text:span text:style-name="T1"> </text:span>went<text:span text:style-name="T1"> </text:span>silent<text:span text:style-name="T1"> </text:span>for<text:span text:style-name="T1"> </text:span>a<text:span text:style-name="T1"> </text:span>few<text:span text:style-name="T1"> </text:span>moments,<text:span text:style-name="T1"> </text:span>staring<text:span text:style-name="T1"> </text:span>at<text:span text:style-name="T1"> </text:span>the<text:span text:style-name="T1"> </text:span>two<text:span text:style-name="T1"> </text:span>boys<text:span text:style-name="T1"> </text:span>with<text:span text:style-name="T1"> </text:span>an<text:span text:style-name="T1"> </text:span>uncertain<text:span text:style-name="T1"> </text:span>look<text:span text:style-name="T1"> </text:span>between<text:span text:style-name="T1"> </text:span>anger<text:span text:style-name="T1"> </text:span>and<text:span text:style-name="T1"> </text:span>worry.<text:span text:style-name="T1"> </text:span>At<text:span text:style-name="T1"> </text:span>length,<text:span text:style-name="T1"> </text:span>he<text:span text:style-name="T1"> </text:span>pointed<text:span text:style-name="T1"> </text:span>an<text:span text:style-name="T1"> </text:span>accusing<text:span text:style-name="T1"> </text:span>finger<text:span text:style-name="T1"> </text:span>at<text:span text:style-name="T1"> </text:span>Jared,<text:span text:style-name="T1"> </text:span>trying<text:span text:style-name="T1"> </text:span>to<text:span text:style-name="T1"> </text:span>maintain<text:span text:style-name="T1"> </text:span>an<text:span text:style-name="T1"> </text:span>even<text:span text:style-name="T1"> </text:span>though<text:span text:style-name="T1"> </text:span>strict<text:span text:style-name="T1"> </text:span>tone<text:span text:style-name="T1"> </text:span>of<text:span text:style-name="T1"> </text:span>voice:</text:p>
      <text:p text:style-name="P1"><text:span text:style-name="T1">“</text:span>You<text:span text:style-name="T1">’</text:span>re<text:span text:style-name="T1"> </text:span>naborns<text:span text:style-name="T1"> </text:span>and<text:span text:style-name="T1"> </text:span>maybe<text:span text:style-name="T1"> </text:span>you<text:span text:style-name="T1"> </text:span>think<text:span text:style-name="T1"> </text:span>you<text:span text:style-name="T1"> </text:span>have<text:span text:style-name="T1"> </text:span>adjusted<text:span text:style-name="T1"> </text:span>better<text:span text:style-name="T1"> </text:span>than<text:span text:style-name="T1"> </text:span>the<text:span text:style-name="T1"> </text:span>rest<text:span text:style-name="T1"> </text:span>of<text:span text:style-name="T1"> </text:span>us,<text:span text:style-name="T1"> </text:span>but<text:span text:style-name="T1"> </text:span>dying<text:span text:style-name="T1"> </text:span>never<text:span text:style-name="T1"> </text:span>helped<text:span text:style-name="T1"> </text:span>anyone,<text:span text:style-name="T1"> </text:span>did<text:span text:style-name="T1"> </text:span>it?<text:span text:style-name="T1"> </text:span>Killing<text:span text:style-name="T1"> </text:span>three<text:span text:style-name="T1"> </text:span>sand<text:span text:style-name="T1"> </text:span>ants<text:span text:style-name="T1"> </text:span>just<text:span text:style-name="T1"> </text:span>messed<text:span text:style-name="T1"> </text:span>you<text:span text:style-name="T1"> </text:span>up<text:span text:style-name="T1"> </text:span>so<text:span text:style-name="T1"> </text:span>you<text:span text:style-name="T1"> </text:span>won<text:span text:style-name="T1">’</text:span>t<text:span text:style-name="T1"> </text:span>be<text:span text:style-name="T1"> </text:span>able<text:span text:style-name="T1"> </text:span>to<text:span text:style-name="T1"> </text:span>work<text:span text:style-name="T1"> </text:span>again<text:span text:style-name="T1"> </text:span>for<text:span text:style-name="T1"> </text:span>at<text:span text:style-name="T1"> </text:span>least<text:span text:style-name="T1"> </text:span>a<text:span text:style-name="T1"> </text:span>couple<text:span text:style-name="T1"> </text:span>of<text:span text:style-name="T1"> </text:span>weeks,<text:span text:style-name="T1"> </text:span>and<text:span text:style-name="T1"> </text:span>another<text:span text:style-name="T1"> </text:span>buggy<text:span text:style-name="T1"> </text:span>is<text:span text:style-name="T1"> </text:span>lost<text:span text:style-name="T1"> </text:span>somewhere<text:span text:style-name="T1"> </text:span>out<text:span text:style-name="T1"> </text:span>there<text:span text:style-name="T1"> </text:span>and<text:span text:style-name="T1"> </text:span>someone<text:span text:style-name="T1"> </text:span>will<text:span text:style-name="T1"> </text:span>have<text:span text:style-name="T1"> </text:span>to<text:span text:style-name="T1"> </text:span>go<text:span text:style-name="T1"> </text:span>get<text:span text:style-name="T1"> </text:span>it<text:span text:style-name="T1"> </text:span>tomorrow,<text:span text:style-name="T1"> </text:span>if<text:span text:style-name="T1"> </text:span>it<text:span text:style-name="T1"> </text:span>survives<text:span text:style-name="T1"> </text:span>the<text:span text:style-name="T1"> </text:span>storm!<text:span text:style-name="T1"> </text:span>And<text:span text:style-name="T1"> </text:span>all<text:span text:style-name="T1"> </text:span>this<text:span text:style-name="T1"> </text:span>to<text:span text:style-name="T1"> </text:span>satisfy<text:span text:style-name="T1"> </text:span>your<text:span text:style-name="T1"> </text:span>adolescent<text:span text:style-name="T1"> </text:span>craving<text:span text:style-name="T1"> </text:span>for<text:span text:style-name="T1"> </text:span>pack<text:span text:style-name="T1"> </text:span>superiority.<text:span text:style-name="T1"> </text:span>Very<text:span text:style-name="T1"> </text:span>much<text:span text:style-name="T1"> </text:span>so<text:span text:style-name="T1"> </text:span>like<text:span text:style-name="T1"> </text:span>animals!<text:span text:style-name="T1"> </text:span>As<text:span text:style-name="T1"> </text:span>if<text:span text:style-name="T1"> </text:span>growing<text:span text:style-name="T1"> </text:span>hair<text:span text:style-name="T1"> </text:span>meant<text:span text:style-name="T1"> </text:span>you<text:span text:style-name="T1">’</text:span>ve<text:span text:style-name="T1"> </text:span>grown<text:span text:style-name="T1"> </text:span>brains!<text:span text:style-name="T1"> </text:span>Did<text:span text:style-name="T1"> </text:span>you<text:span text:style-name="T1"> </text:span>ever<text:span text:style-name="T1"> </text:span>pause<text:span text:style-name="T1"> </text:span>to<text:span text:style-name="T1"> </text:span>think?<text:span text:style-name="T1">”</text:span></text:p>
      <text:p text:style-name="P1">The<text:span text:style-name="T1"> </text:span>comment<text:span text:style-name="T1"> </text:span>about<text:span text:style-name="T1"> </text:span>the<text:span text:style-name="T1"> </text:span>animals<text:span text:style-name="T1"> </text:span>spurred<text:span text:style-name="T1"> </text:span>some<text:span text:style-name="T1"> </text:span>heavy<text:span text:style-name="T1"> </text:span>eyebrow<text:span text:style-name="T1"> </text:span>movement<text:span text:style-name="T1"> </text:span>and<text:span text:style-name="T1"> </text:span>piercing<text:span text:style-name="T1"> </text:span>eye<text:span text:style-name="T1"> </text:span>shots<text:span text:style-name="T1"> </text:span>from<text:span text:style-name="T1"> </text:span>the<text:span text:style-name="T1"> </text:span>eba<text:span text:style-name="T1"> </text:span>towards<text:span text:style-name="T1"> </text:span>Sigmund,<text:span text:style-name="T1"> </text:span>but<text:span text:style-name="T1"> </text:span>once<text:span text:style-name="T1"> </text:span>he<text:span text:style-name="T1"> </text:span>shot<text:span text:style-name="T1"> </text:span>back<text:span text:style-name="T1"> </text:span>an<text:span text:style-name="T1"> </text:span>even<text:span text:style-name="T1"> </text:span>glance,<text:span text:style-name="T1"> </text:span>it<text:span text:style-name="T1"> </text:span>quickly<text:span text:style-name="T1"> </text:span>retrained<text:span text:style-name="T1"> </text:span>its<text:span text:style-name="T1"> </text:span>attention<text:span text:style-name="T1"> </text:span>towards<text:span text:style-name="T1"> </text:span>safeguarding<text:span text:style-name="T1"> </text:span>the<text:span text:style-name="T1"> </text:span>rest<text:span text:style-name="T1"> </text:span>of<text:span text:style-name="T1"> </text:span>them<text:span text:style-name="T1"> </text:span>until<text:span text:style-name="T1"> </text:span>they<text:span text:style-name="T1"> </text:span>loaded<text:span text:style-name="T1"> </text:span>up.</text:p>
      <text:p text:style-name="P1"><text:span text:style-name="T1">“</text:span>And<text:span text:style-name="T1"> </text:span>what<text:span text:style-name="T1"> </text:span>would<text:span text:style-name="T1"> </text:span>you<text:span text:style-name="T1"> </text:span>have<text:span text:style-name="T1"> </text:span>us<text:span text:style-name="T1"> </text:span>do,<text:span text:style-name="T1"> </text:span>Teacher?<text:span text:style-name="T1"> </text:span>Wait<text:span text:style-name="T1"> </text:span>around<text:span text:style-name="T1"> </text:span>till<text:span text:style-name="T1"> </text:span>one<text:span text:style-name="T1"> </text:span>of<text:span text:style-name="T1"> </text:span>you<text:span text:style-name="T1"> </text:span>provides<text:span text:style-name="T1"> </text:span>a<text:span text:style-name="T1"> </text:span>miracle?<text:span text:style-name="T1"> </text:span>Until<text:span text:style-name="T1"> </text:span>Eden<text:span text:style-name="T1"> </text:span>decides<text:span text:style-name="T1"> </text:span>to<text:span text:style-name="T1"> </text:span>turn<text:span text:style-name="T1"> </text:span>upside<text:span text:style-name="T1"> </text:span>down<text:span text:style-name="T1"> </text:span>for<text:span text:style-name="T1"> </text:span>our<text:span text:style-name="T1"> </text:span>own<text:span text:style-name="T1"> </text:span>sake?<text:span text:style-name="T1"> </text:span>You<text:span text:style-name="T1"> </text:span>know<text:span text:style-name="T1"> </text:span>we<text:span text:style-name="T1"> </text:span>need<text:span text:style-name="T1"> </text:span>water<text:span text:style-name="T1"> </text:span>more<text:span text:style-name="T1"> </text:span>than<text:span text:style-name="T1"> </text:span>ever,<text:span text:style-name="T1"> </text:span>so<text:span text:style-name="T1"> </text:span>stop<text:span text:style-name="T1"> </text:span>excusing<text:span text:style-name="T1"> </text:span>yourself.<text:span text:style-name="T1"> </text:span>Coward.<text:span text:style-name="T1">”</text:span></text:p>
      <text:p text:style-name="P1">The<text:span text:style-name="T1"> </text:span>vehemence<text:span text:style-name="T1"> </text:span>of<text:span text:style-name="T1"> </text:span>Jared<text:span text:style-name="T1">’</text:span>s<text:span text:style-name="T1"> </text:span>last<text:span text:style-name="T1"> </text:span>word<text:span text:style-name="T1"> </text:span>was<text:span text:style-name="T1"> </text:span>such<text:span text:style-name="T1"> </text:span>that<text:span text:style-name="T1"> </text:span>it<text:span text:style-name="T1"> </text:span>struck<text:span text:style-name="T1"> </text:span>everyone<text:span text:style-name="T1"> </text:span>with<text:span text:style-name="T1"> </text:span>numbness<text:span text:style-name="T1"> </text:span>and<text:span text:style-name="T1"> </text:span>amazement.<text:span text:style-name="T1"> </text:span>Everyone<text:span text:style-name="T1"> </text:span>except<text:span text:style-name="T1"> </text:span>Sigmund<text:span text:style-name="T1"> </text:span>who<text:span text:style-name="T1"> </text:span>inspite<text:span text:style-name="T1"> </text:span>of<text:span text:style-name="T1"> </text:span>himself<text:span text:style-name="T1"> </text:span>dropped<text:span text:style-name="T1"> </text:span>what<text:span text:style-name="T1"> </text:span>he<text:span text:style-name="T1"> </text:span>was<text:span text:style-name="T1"> </text:span>carrying<text:span text:style-name="T1"> </text:span>to<text:span text:style-name="T1"> </text:span>stand<text:span text:style-name="T1"> </text:span>still<text:span text:style-name="T1"> </text:span>in<text:span text:style-name="T1"> </text:span>front<text:span text:style-name="T1"> </text:span>of<text:span text:style-name="T1"> </text:span>Jared<text:span text:style-name="T1"> </text:span>for<text:span text:style-name="T1"> </text:span>just<text:span text:style-name="T1"> </text:span>a<text:span text:style-name="T1"> </text:span>moment,<text:span text:style-name="T1"> </text:span>nostrils<text:span text:style-name="T1"> </text:span>covered<text:span text:style-name="T1"> </text:span>with<text:span text:style-name="T1"> </text:span>dirt<text:span text:style-name="T1"> </text:span>flaring<text:span text:style-name="T1"> </text:span>up.<text:span text:style-name="T1"> </text:span>Jared<text:span text:style-name="T1"> </text:span>sat<text:span text:style-name="T1"> </text:span>still<text:span text:style-name="T1"> </text:span>but<text:span text:style-name="T1"> </text:span>calm,<text:span text:style-name="T1"> </text:span>and<text:span text:style-name="T1"> </text:span>then<text:span text:style-name="T1"> </text:span>his<text:span text:style-name="T1"> </text:span>mouth<text:span text:style-name="T1"> </text:span>turned<text:span text:style-name="T1"> </text:span>into<text:span text:style-name="T1"> </text:span>a<text:span text:style-name="T1"> </text:span>slight,<text:span text:style-name="T1"> </text:span>almost<text:span text:style-name="T1"> </text:span>childish<text:span text:style-name="T1"> </text:span>grin.<text:span text:style-name="T1"> </text:span>Sigmund<text:span text:style-name="T1"> </text:span>slapped<text:span text:style-name="T1"> </text:span>him<text:span text:style-name="T1"> </text:span>in<text:span text:style-name="T1"> </text:span>the<text:span text:style-name="T1"> </text:span>face,<text:span text:style-name="T1"> </text:span>making<text:span text:style-name="T1"> </text:span>Ernst<text:span text:style-name="T1"> </text:span>and<text:span text:style-name="T1"> </text:span>the<text:span text:style-name="T1"> </text:span>eba<text:span text:style-name="T1"> </text:span>freeze<text:span text:style-name="T1"> </text:span>where<text:span text:style-name="T1"> </text:span>they<text:span text:style-name="T1"> </text:span>stood.<text:span text:style-name="T1"> </text:span>Jared<text:span text:style-name="T1"> </text:span>was<text:span text:style-name="T1"> </text:span>dumbfounded;<text:span text:style-name="T1"> </text:span>Sigmund<text:span text:style-name="T1"> </text:span>had<text:span text:style-name="T1"> </text:span>a<text:span text:style-name="T1"> </text:span><text:soft-page-break/>reputation<text:span text:style-name="T1"> </text:span>for<text:span text:style-name="T1"> </text:span>being<text:span text:style-name="T1"> </text:span>mild-mannered<text:span text:style-name="T1"> </text:span>and<text:span text:style-name="T1"> </text:span>strictly<text:span text:style-name="T1"> </text:span>against<text:span text:style-name="T1"> </text:span>any<text:span text:style-name="T1"> </text:span>form<text:span text:style-name="T1"> </text:span>of<text:span text:style-name="T1"> </text:span>violence.<text:span text:style-name="T1"> </text:span>While<text:span text:style-name="T1"> </text:span>he<text:span text:style-name="T1"> </text:span>was<text:span text:style-name="T1"> </text:span>trying<text:span text:style-name="T1"> </text:span>to<text:span text:style-name="T1"> </text:span>come<text:span text:style-name="T1"> </text:span>up<text:span text:style-name="T1"> </text:span>with<text:span text:style-name="T1"> </text:span>a<text:span text:style-name="T1"> </text:span>defying<text:span text:style-name="T1"> </text:span>insult,<text:span text:style-name="T1"> </text:span>Sigmund<text:span text:style-name="T1"> </text:span>kept<text:span text:style-name="T1"> </text:span>him<text:span text:style-name="T1"> </text:span>at<text:span text:style-name="T1"> </text:span>pause<text:span text:style-name="T1"> </text:span>saying<text:span text:style-name="T1"> </text:span>in<text:span text:style-name="T1"> </text:span>a<text:span text:style-name="T1"> </text:span>calm<text:span text:style-name="T1"> </text:span>but<text:span text:style-name="T1"> </text:span>determined<text:span text:style-name="T1"> </text:span>manner:</text:p>
      <text:p text:style-name="P1"><text:span text:style-name="T1">“</text:span>I<text:span text:style-name="T1"> </text:span>spent<text:span text:style-name="T1"> </text:span>one<text:span text:style-name="T1"> </text:span>hundred<text:span text:style-name="T1"> </text:span>and<text:span text:style-name="T1"> </text:span>twenty<text:span text:style-name="T1"> </text:span>years<text:span text:style-name="T1"> </text:span>in<text:span text:style-name="T1"> </text:span>cryogenic<text:span text:style-name="T1"> </text:span>storage.<text:span text:style-name="T1"> </text:span>A<text:span text:style-name="T1"> </text:span>hundred<text:span text:style-name="T1"> </text:span>and<text:span text:style-name="T1"> </text:span>twenty<text:span text:style-name="T1"> </text:span>years<text:span text:style-name="T1"> </text:span>of<text:span text:style-name="T1"> </text:span>still<text:span text:style-name="T1"> </text:span>life<text:span text:style-name="T1"> </text:span>and<text:span text:style-name="T1"> </text:span>REM<text:span text:style-name="T1"> </text:span>brain<text:span text:style-name="T1"> </text:span>function.<text:span text:style-name="T1"> </text:span>I<text:span text:style-name="T1"> </text:span>almost<text:span text:style-name="T1"> </text:span>went<text:span text:style-name="T1"> </text:span>half-mad<text:span text:style-name="T1"> </text:span>getting<text:span text:style-name="T1"> </text:span>here<text:span text:style-name="T1"> </text:span>for<text:span text:style-name="T1"> </text:span>the<text:span text:style-name="T1"> </text:span>so-called<text:span text:style-name="T1"> </text:span>betterment<text:span text:style-name="T1"> </text:span>of<text:span text:style-name="T1"> </text:span>mankind,<text:span text:style-name="T1"> </text:span>and<text:span text:style-name="T1"> </text:span>all<text:span text:style-name="T1"> </text:span>I<text:span text:style-name="T1"> </text:span>got<text:span text:style-name="T1"> </text:span>was<text:span text:style-name="T1"> </text:span>a<text:span text:style-name="T1"> </text:span>fucking<text:span text:style-name="T1"> </text:span>desert<text:span text:style-name="T1"> </text:span>planet<text:span text:style-name="T1"> </text:span>trying<text:span text:style-name="T1"> </text:span>to<text:span text:style-name="T1"> </text:span>kill<text:span text:style-name="T1"> </text:span>me<text:span text:style-name="T1"> </text:span>and<text:span text:style-name="T1"> </text:span>teenagers<text:span text:style-name="T1"> </text:span>who<text:span text:style-name="T1"> </text:span>think<text:span text:style-name="T1"> </text:span>this<text:span text:style-name="T1"> </text:span>is<text:span text:style-name="T1"> </text:span>fun!<text:span text:style-name="T1"> </text:span>While<text:span text:style-name="T1"> </text:span>I<text:span text:style-name="T1">’</text:span>m<text:span text:style-name="T1"> </text:span>risking<text:span text:style-name="T1"> </text:span>my<text:span text:style-name="T1"> </text:span>neck<text:span text:style-name="T1"> </text:span>looking<text:span text:style-name="T1"> </text:span>out<text:span text:style-name="T1"> </text:span>for<text:span text:style-name="T1"> </text:span>you<text:span text:style-name="T1"> </text:span>dimwits<text:span text:style-name="T1"> </text:span>with<text:span text:style-name="T1"> </text:span>a<text:span text:style-name="T1"> </text:span>death<text:span text:style-name="T1"> </text:span>wish,<text:span text:style-name="T1"> </text:span>there<text:span text:style-name="T1">’</text:span>s<text:span text:style-name="T1"> </text:span>a<text:span text:style-name="T1"> </text:span>sandstorm<text:span text:style-name="T1"> </text:span>coming<text:span text:style-name="T1"> </text:span>that<text:span text:style-name="T1"> </text:span>can<text:span text:style-name="T1"> </text:span>eat<text:span text:style-name="T1"> </text:span>your<text:span text:style-name="T1"> </text:span>flesh<text:span text:style-name="T1"> </text:span>to<text:span text:style-name="T1"> </text:span>the<text:span text:style-name="T1"> </text:span>bone,<text:span text:style-name="T1"> </text:span>and<text:span text:style-name="T1"> </text:span>you<text:span text:style-name="T1"> </text:span>have<text:span text:style-name="T1"> </text:span>the<text:span text:style-name="T1"> </text:span>audacity<text:span text:style-name="T1"> </text:span>to<text:span text:style-name="T1"> </text:span>call<text:span text:style-name="T1"> </text:span>me<text:span text:style-name="T1"> </text:span>a<text:span text:style-name="T1"> </text:span>coward.<text:span text:style-name="T1"> </text:span>How<text:span text:style-name="T1"> </text:span>I<text:span text:style-name="T1"> </text:span>wish<text:span text:style-name="T1"> </text:span>I<text:span text:style-name="T1"> </text:span>really<text:span text:style-name="T1"> </text:span>was<text:span text:style-name="T1"> </text:span>one<text:span text:style-name="T1"> </text:span>and<text:span text:style-name="T1"> </text:span>never<text:span text:style-name="T1"> </text:span>stepped<text:span text:style-name="T1"> </text:span>foot<text:span text:style-name="T1"> </text:span>in<text:span text:style-name="T1"> </text:span>here<text:span text:style-name="T1"> </text:span>in<text:span text:style-name="T1"> </text:span>the<text:span text:style-name="T1"> </text:span>first<text:span text:style-name="T1"> </text:span>place.<text:span text:style-name="T1"> </text:span>Stayed<text:span text:style-name="T1"> </text:span>back<text:span text:style-name="T1"> </text:span>on<text:span text:style-name="T1"> </text:span>Earth,<text:span text:style-name="T1"> </text:span>do<text:span text:style-name="T1"> </text:span>a<text:span text:style-name="T1"> </text:span>round<text:span text:style-name="T1"> </text:span>trip<text:span text:style-name="T1"> </text:span>to<text:span text:style-name="T1"> </text:span>the<text:span text:style-name="T1"> </text:span>Jupiter<text:span text:style-name="T1"> </text:span>belt<text:span text:style-name="T1"> </text:span>and<text:span text:style-name="T1"> </text:span>write<text:span text:style-name="T1"> </text:span>a<text:span text:style-name="T1"> </text:span>book.<text:span text:style-name="T1"> </text:span>But<text:span text:style-name="T1"> </text:span>I<text:span text:style-name="T1"> </text:span>wanted<text:span text:style-name="T1"> </text:span>the<text:span text:style-name="T1"> </text:span>full<text:span text:style-name="T1"> </text:span>ride,<text:span text:style-name="T1"> </text:span>so<text:span text:style-name="T1"> </text:span>here<text:span text:style-name="T1"> </text:span>I<text:span text:style-name="T1"> </text:span>am.<text:span text:style-name="T1"> </text:span>And<text:span text:style-name="T1"> </text:span>here<text:span text:style-name="T1"> </text:span>you<text:span text:style-name="T1"> </text:span>are,<text:span text:style-name="T1"> </text:span>as<text:span text:style-name="T1"> </text:span>well.<text:span text:style-name="T1">”</text:span></text:p>
      <text:p text:style-name="P1">A<text:span text:style-name="T1"> </text:span>moment<text:span text:style-name="T1"> </text:span>of<text:span text:style-name="T1"> </text:span>stillness<text:span text:style-name="T1"> </text:span>ensued,<text:span text:style-name="T1"> </text:span>their<text:span text:style-name="T1"> </text:span>gaze<text:span text:style-name="T1"> </text:span>interlocking<text:span text:style-name="T1"> </text:span>and<text:span text:style-name="T1"> </text:span>reapproving<text:span text:style-name="T1"> </text:span>one<text:span text:style-name="T1"> </text:span>another.<text:span text:style-name="T1"> </text:span>Jared<text:span text:style-name="T1"> </text:span>measured<text:span text:style-name="T1"> </text:span>Sigmund<text:span text:style-name="T1">’</text:span>s<text:span text:style-name="T1"> </text:span>stare<text:span text:style-name="T1"> </text:span>and<text:span text:style-name="T1"> </text:span>tone.<text:span text:style-name="T1"> </text:span>He<text:span text:style-name="T1"> </text:span>seemed<text:span text:style-name="T1"> </text:span>to<text:span text:style-name="T1"> </text:span>accept<text:span text:style-name="T1"> </text:span>his<text:span text:style-name="T1"> </text:span>place,<text:span text:style-name="T1"> </text:span>at<text:span text:style-name="T1"> </text:span>least<text:span text:style-name="T1"> </text:span>for<text:span text:style-name="T1"> </text:span>now.</text:p>
      <text:p text:style-name="P1"><text:span text:style-name="T1">“</text:span>Here<text:span text:style-name="T1"> </text:span>we<text:span text:style-name="T1"> </text:span>are<text:span text:style-name="T1"> </text:span>indeed,<text:span text:style-name="T1"> </text:span>Teacher.<text:span text:style-name="T1"> </text:span>What<text:span text:style-name="T1"> </text:span>of<text:span text:style-name="T1"> </text:span>it<text:span text:style-name="T1"> </text:span>now?<text:span text:style-name="T1">”</text:span></text:p>
      <text:p text:style-name="P1">Ernst<text:span text:style-name="T1"> </text:span>picked<text:span text:style-name="T1"> </text:span>up<text:span text:style-name="T1"> </text:span>the<text:span text:style-name="T1"> </text:span>last<text:span text:style-name="T1"> </text:span>of<text:span text:style-name="T1"> </text:span>their<text:span text:style-name="T1"> </text:span>gear<text:span text:style-name="T1"> </text:span>and<text:span text:style-name="T1"> </text:span>equipment<text:span text:style-name="T1"> </text:span>and<text:span text:style-name="T1"> </text:span>fastened<text:span text:style-name="T1"> </text:span>it<text:span text:style-name="T1"> </text:span>to<text:span text:style-name="T1"> </text:span>the<text:span text:style-name="T1"> </text:span>buggy,<text:span text:style-name="T1"> </text:span>which<text:span text:style-name="T1"> </text:span>was<text:span text:style-name="T1"> </text:span>now<text:span text:style-name="T1"> </text:span>looking<text:span text:style-name="T1"> </text:span>very<text:span text:style-name="T1"> </text:span>much<text:span text:style-name="T1"> </text:span>like<text:span text:style-name="T1"> </text:span>a<text:span text:style-name="T1"> </text:span>metallic<text:span text:style-name="T1"> </text:span>pack<text:span text:style-name="T1"> </text:span>mule,<text:span text:style-name="T1"> </text:span>minus<text:span text:style-name="T1"> </text:span>the<text:span text:style-name="T1"> </text:span>rustic<text:span text:style-name="T1"> </text:span>charm.</text:p>
      <text:p text:style-name="P1">Sigmund<text:span text:style-name="T1"> </text:span>sat<text:span text:style-name="T1"> </text:span>in<text:span text:style-name="T1"> </text:span>the<text:span text:style-name="T1"> </text:span>driver<text:span text:style-name="T1">’</text:span>s<text:span text:style-name="T1"> </text:span>seat<text:span text:style-name="T1"> </text:span>and<text:span text:style-name="T1"> </text:span>started<text:span text:style-name="T1"> </text:span>the<text:span text:style-name="T1"> </text:span>buggy<text:span text:style-name="T1">’</text:span>s<text:span text:style-name="T1"> </text:span>motor,<text:span text:style-name="T1"> </text:span>checking<text:span text:style-name="T1"> </text:span>power<text:span text:style-name="T1"> </text:span>gauges<text:span text:style-name="T1"> </text:span>and<text:span text:style-name="T1"> </text:span>estimations,<text:span text:style-name="T1"> </text:span>selecting<text:span text:style-name="T1"> </text:span>Landing<text:span text:style-name="T1">’</text:span>s<text:span text:style-name="T1"> </text:span>position<text:span text:style-name="T1"> </text:span>on<text:span text:style-name="T1"> </text:span>the<text:span text:style-name="T1"> </text:span>map<text:span text:style-name="T1"> </text:span>and<text:span text:style-name="T1"> </text:span>at<text:span text:style-name="T1"> </text:span>the<text:span text:style-name="T1"> </text:span>same<text:span text:style-name="T1"> </text:span>time<text:span text:style-name="T1"> </text:span>answering<text:span text:style-name="T1"> </text:span>Jared:</text:p>
      <text:p text:style-name="P1"><text:span text:style-name="T1">“</text:span>Just<text:span text:style-name="T1"> </text:span>shut<text:span text:style-name="T1"> </text:span>up<text:span text:style-name="T1"> </text:span>and<text:span text:style-name="T1"> </text:span>get<text:span text:style-name="T1"> </text:span>in<text:span text:style-name="T1"> </text:span>the<text:span text:style-name="T1"> </text:span>buggy.<text:span text:style-name="T1"> </text:span>Maybe<text:span text:style-name="T1"> </text:span>the<text:span text:style-name="T1"> </text:span>storm<text:span text:style-name="T1"> </text:span>will<text:span text:style-name="T1"> </text:span>get<text:span text:style-name="T1"> </text:span>close<text:span text:style-name="T1"> </text:span>enough<text:span text:style-name="T1"> </text:span>for<text:span text:style-name="T1"> </text:span>you<text:span text:style-name="T1"> </text:span>to<text:span text:style-name="T1"> </text:span>show<text:span text:style-name="T1"> </text:span>it<text:span text:style-name="T1"> </text:span>some<text:span text:style-name="T1"> </text:span>more<text:span text:style-name="T1"> </text:span>respect<text:span text:style-name="T1"> </text:span>the<text:span text:style-name="T1"> </text:span>next<text:span text:style-name="T1"> </text:span>time<text:span text:style-name="T1"> </text:span>you<text:span text:style-name="T1"> </text:span>decide<text:span text:style-name="T1"> </text:span>to<text:span text:style-name="T1"> </text:span>become<text:span text:style-name="T1"> </text:span>a<text:span text:style-name="T1"> </text:span>hero.<text:span text:style-name="T1">”</text:span></text:p>
      <text:p text:style-name="P1">Jared<text:span text:style-name="T1"> </text:span>remained<text:span text:style-name="T1"> </text:span>silent,<text:span text:style-name="T1"> </text:span>even<text:span text:style-name="T1"> </text:span>though<text:span text:style-name="T1"> </text:span>the<text:span text:style-name="T1"> </text:span>look<text:span text:style-name="T1"> </text:span>on<text:span text:style-name="T1"> </text:span>his<text:span text:style-name="T1"> </text:span>face<text:span text:style-name="T1"> </text:span>implied<text:span text:style-name="T1"> </text:span>he<text:span text:style-name="T1"> </text:span>was<text:span text:style-name="T1"> </text:span>itching<text:span text:style-name="T1"> </text:span>to<text:span text:style-name="T1"> </text:span>utter<text:span text:style-name="T1"> </text:span>some<text:span text:style-name="T1"> </text:span>sort<text:span text:style-name="T1"> </text:span>of<text:span text:style-name="T1"> </text:span>retort.<text:span text:style-name="T1"> </text:span>With<text:span text:style-name="T1"> </text:span>the<text:span text:style-name="T1"> </text:span>help<text:span text:style-name="T1"> </text:span>of<text:span text:style-name="T1"> </text:span>Ernst<text:span text:style-name="T1"> </text:span>he<text:span text:style-name="T1"> </text:span>made<text:span text:style-name="T1"> </text:span>his<text:span text:style-name="T1"> </text:span>way<text:span text:style-name="T1"> </text:span>to<text:span text:style-name="T1"> </text:span>the<text:span text:style-name="T1"> </text:span>buggy<text:span text:style-name="T1"> </text:span>and<text:span text:style-name="T1"> </text:span>sat<text:span text:style-name="T1"> </text:span>quite<text:span text:style-name="T1"> </text:span>uncomfortably<text:span text:style-name="T1"> </text:span>among<text:span text:style-name="T1"> </text:span>the<text:span text:style-name="T1"> </text:span>heap<text:span text:style-name="T1"> </text:span>of<text:span text:style-name="T1"> </text:span>gear,<text:span text:style-name="T1"> </text:span>his<text:span text:style-name="T1"> </text:span>face<text:span text:style-name="T1"> </text:span>contorting<text:span text:style-name="T1"> </text:span>with<text:span text:style-name="T1"> </text:span>pain.<text:span text:style-name="T1"> </text:span>Ernst<text:span text:style-name="T1"> </text:span>hadn<text:span text:style-name="T1">’</text:span>t<text:span text:style-name="T1"> </text:span>spoken<text:span text:style-name="T1"> </text:span>a<text:span text:style-name="T1"> </text:span>word<text:span text:style-name="T1"> </text:span>but<text:span text:style-name="T1"> </text:span>his<text:span text:style-name="T1"> </text:span>eyes<text:span text:style-name="T1"> </text:span>showed<text:span text:style-name="T1"> </text:span>how<text:span text:style-name="T1"> </text:span>relieved<text:span text:style-name="T1"> </text:span>he<text:span text:style-name="T1"> </text:span>felt<text:span text:style-name="T1"> </text:span>to<text:span text:style-name="T1"> </text:span>be<text:span text:style-name="T1"> </text:span>sitting<text:span text:style-name="T1"> </text:span>down<text:span text:style-name="T1"> </text:span>again,<text:span text:style-name="T1"> </text:span>no<text:span text:style-name="T1"> </text:span>claws<text:span text:style-name="T1"> </text:span>at<text:span text:style-name="T1"> </text:span>his<text:span text:style-name="T1"> </text:span>back<text:span text:style-name="T1"> </text:span>trying<text:span text:style-name="T1"> </text:span>to<text:span text:style-name="T1"> </text:span>rip<text:span text:style-name="T1"> </text:span>him<text:span text:style-name="T1"> </text:span>apart.<text:span text:style-name="T1"> </text:span>He<text:span text:style-name="T1"> </text:span>closed<text:span text:style-name="T1"> </text:span>his<text:span text:style-name="T1"> </text:span>eyes<text:span text:style-name="T1"> </text:span>and<text:span text:style-name="T1"> </text:span>made<text:span text:style-name="T1"> </text:span>a<text:span text:style-name="T1"> </text:span>small<text:span text:style-name="T1"> </text:span>gesture<text:span text:style-name="T1"> </text:span>to<text:span text:style-name="T1"> </text:span>the<text:span text:style-name="T1"> </text:span>sun<text:span text:style-name="T1"> </text:span>with<text:span text:style-name="T1"> </text:span>one<text:span text:style-name="T1"> </text:span>palm,<text:span text:style-name="T1"> </text:span>a<text:span text:style-name="T1"> </text:span>newly<text:span text:style-name="T1"> </text:span>found<text:span text:style-name="T1"> </text:span>custom<text:span text:style-name="T1"> </text:span>with<text:span text:style-name="T1"> </text:span>superstitious<text:span text:style-name="T1"> </text:span>overtones<text:span text:style-name="T1"> </text:span>that<text:span text:style-name="T1"> </text:span>the<text:span text:style-name="T1"> </text:span>science<text:span text:style-name="T1"> </text:span>being<text:span text:style-name="T1"> </text:span>taught<text:span text:style-name="T1"> </text:span>to<text:span text:style-name="T1"> </text:span>the<text:span text:style-name="T1"> </text:span>boys<text:span text:style-name="T1"> </text:span>had<text:span text:style-name="T1"> </text:span>not<text:span text:style-name="T1"> </text:span>been<text:span text:style-name="T1"> </text:span>able<text:span text:style-name="T1"> </text:span>to<text:span text:style-name="T1"> </text:span>discourage.</text:p>
      <text:p text:style-name="P1">Sigmund<text:span text:style-name="T1"> </text:span>took<text:span text:style-name="T1"> </text:span>notice;<text:span text:style-name="T1"> </text:span>such<text:span text:style-name="T1"> </text:span>overtly<text:span text:style-name="T1"> </text:span>religious<text:span text:style-name="T1"> </text:span>phenomena<text:span text:style-name="T1"> </text:span>seemed<text:span text:style-name="T1"> </text:span>to<text:span text:style-name="T1"> </text:span>be<text:span text:style-name="T1"> </text:span>on<text:span text:style-name="T1"> </text:span>the<text:span text:style-name="T1"> </text:span>rise.<text:span text:style-name="T1"> </text:span>He<text:span text:style-name="T1"> </text:span>decided<text:span text:style-name="T1"> </text:span>to<text:span text:style-name="T1"> </text:span>further<text:span text:style-name="T1"> </text:span>enquire<text:span text:style-name="T1"> </text:span>Ernst<text:span text:style-name="T1"> </text:span>about<text:span text:style-name="T1"> </text:span>it,<text:span text:style-name="T1"> </text:span>at<text:span text:style-name="T1"> </text:span>a<text:span text:style-name="T1"> </text:span>more<text:span text:style-name="T1"> </text:span>appropriate<text:span text:style-name="T1"> </text:span>time.<text:span text:style-name="T1"> </text:span>For<text:span text:style-name="T1"> </text:span>the<text:span text:style-name="T1"> </text:span>moment,<text:span text:style-name="T1"> </text:span>the<text:span text:style-name="T1"> </text:span>pressing<text:span text:style-name="T1"> </text:span>issue<text:span text:style-name="T1"> </text:span>was<text:span text:style-name="T1"> </text:span>getting<text:span text:style-name="T1"> </text:span>back<text:span text:style-name="T1"> </text:span>to<text:span text:style-name="T1"> </text:span>Landing<text:span text:style-name="T1"> </text:span>as<text:span text:style-name="T1"> </text:span>dast<text:span text:style-name="T1"> </text:span>as<text:span text:style-name="T1"> </text:span>possible.</text:p>
      <text:p text:style-name="P1"><text:span text:style-name="T1">“</text:span>Eba!Come.<text:span text:style-name="T1"> </text:span>Storm<text:span text:style-name="T1"> </text:span>front<text:span text:style-name="T1"> </text:span>will<text:span text:style-name="T1"> </text:span>be<text:span text:style-name="T1"> </text:span>visible<text:span text:style-name="T1"> </text:span>in<text:span text:style-name="T1"> </text:span>four<text:span text:style-name="T1"> </text:span>minutes.<text:span text:style-name="T1"> </text:span>We<text:span text:style-name="T1">’</text:span>ll<text:span text:style-name="T1"> </text:span>be<text:span text:style-name="T1"> </text:span>cutting<text:span text:style-name="T1"> </text:span>it<text:span text:style-name="T1"> </text:span>close.<text:span text:style-name="T1">”</text:span></text:p>
      <text:p text:style-name="P1">The<text:span text:style-name="T1"> </text:span>eba<text:span text:style-name="T1"> </text:span>seemed<text:span text:style-name="T1"> </text:span>to<text:span text:style-name="T1"> </text:span>tense<text:span text:style-name="T1"> </text:span>up,<text:span text:style-name="T1"> </text:span>feeling<text:span text:style-name="T1"> </text:span>the<text:span text:style-name="T1"> </text:span>air<text:span text:style-name="T1"> </text:span>with<text:span text:style-name="T1"> </text:span>its<text:span text:style-name="T1"> </text:span>whiskers.</text:p>
      <text:p text:style-name="P1"><text:span text:style-name="T1">“</text:span>Yes,<text:span text:style-name="T1"> </text:span>friend.<text:span text:style-name="T1"> </text:span>The<text:span text:style-name="T1"> </text:span>air<text:span text:style-name="T1"> </text:span>is<text:span text:style-name="T1"> </text:span>thick.<text:span text:style-name="T1">”</text:span></text:p>
      <text:p text:style-name="P1"><text:span text:style-name="T1">“</text:span>Yeah,<text:span text:style-name="T1"> </text:span>yeah,<text:span text:style-name="T1"> </text:span>I<text:span text:style-name="T1"> </text:span>know.<text:span text:style-name="T1"> </text:span>I<text:span text:style-name="T1"> </text:span>got<text:span text:style-name="T1"> </text:span>the<text:span text:style-name="T1"> </text:span>satellite<text:span text:style-name="T1"> </text:span>feed,<text:span text:style-name="T1"> </text:span>you<text:span text:style-name="T1"> </text:span>got<text:span text:style-name="T1"> </text:span>the<text:span text:style-name="T1"> </text:span>whiskers.<text:span text:style-name="T1"> </text:span>Now<text:span text:style-name="T1"> </text:span>hurry!<text:span text:style-name="T1">”</text:span></text:p>
      <text:p text:style-name="P1">The<text:span text:style-name="T1"> </text:span>eba<text:span text:style-name="T1"> </text:span>took<text:span text:style-name="T1"> </text:span>a<text:span text:style-name="T1"> </text:span>last<text:span text:style-name="T1"> </text:span>glancing<text:span text:style-name="T1"> </text:span>look<text:span text:style-name="T1"> </text:span>daywards<text:span text:style-name="T1"> </text:span>into<text:span text:style-name="T1"> </text:span>the<text:span text:style-name="T1"> </text:span>direction<text:span text:style-name="T1"> </text:span>of<text:span text:style-name="T1"> </text:span>the<text:span text:style-name="T1"> </text:span>storm<text:span text:style-name="T1"> </text:span>and<text:span text:style-name="T1"> </text:span>gracefully<text:span text:style-name="T1"> </text:span>leapt<text:span text:style-name="T1"> </text:span>in<text:span text:style-name="T1"> </text:span>the<text:span text:style-name="T1"> </text:span>buggy<text:span text:style-name="T1"> </text:span>next<text:span text:style-name="T1"> </text:span>to<text:span text:style-name="T1"> </text:span>Sigmund,<text:span text:style-name="T1"> </text:span>managing<text:span text:style-name="T1"> </text:span>to<text:span text:style-name="T1"> </text:span>curl<text:span text:style-name="T1"> </text:span>up<text:span text:style-name="T1"> </text:span>and<text:span text:style-name="T1"> </text:span>fit<text:span text:style-name="T1"> </text:span>nicely<text:span text:style-name="T1"> </text:span>in<text:span text:style-name="T1"> </text:span>a<text:span text:style-name="T1"> </text:span>space<text:span text:style-name="T1"> </text:span>designed<text:span text:style-name="T1"> </text:span>for<text:span text:style-name="T1"> </text:span>a<text:span text:style-name="T1"> </text:span>human<text:span text:style-name="T1"> </text:span>buttock.<text:span text:style-name="T1"> </text:span>Sigmund<text:span text:style-name="T1"> </text:span>hit<text:span text:style-name="T1"> </text:span>the<text:span text:style-name="T1"> </text:span>emergency<text:span text:style-name="T1"> </text:span>power<text:span text:style-name="T1"> </text:span>button<text:span text:style-name="T1"> </text:span>on<text:span text:style-name="T1"> </text:span>the<text:span text:style-name="T1"> </text:span>screen,<text:span text:style-name="T1"> </text:span>and<text:span text:style-name="T1"> </text:span>the<text:span text:style-name="T1"> </text:span>buggy<text:span text:style-name="T1"> </text:span>lurched<text:span text:style-name="T1"> </text:span>forward<text:span text:style-name="T1"> </text:span>with<text:span text:style-name="T1"> </text:span>a<text:span text:style-name="T1"> </text:span>sudden<text:span text:style-name="T1"> </text:span>acceleration<text:span text:style-name="T1"> </text:span>far<text:span text:style-name="T1"> </text:span>greater<text:span text:style-name="T1"> </text:span>than<text:span text:style-name="T1"> </text:span>normal.</text:p>
      <text:p text:style-name="P1">Dirt,gravel,<text:span text:style-name="T1"> </text:span>and<text:span text:style-name="T1"> </text:span>rock<text:span text:style-name="T1"> </text:span>were<text:span text:style-name="T1"> </text:span>being<text:span text:style-name="T1"> </text:span>spewn<text:span text:style-name="T1"> </text:span>back<text:span text:style-name="T1"> </text:span>from<text:span text:style-name="T1"> </text:span>the<text:span text:style-name="T1"> </text:span>buggy<text:span text:style-name="T1">’</text:span>s<text:span text:style-name="T1"> </text:span>wheels<text:span text:style-name="T1"> </text:span>which<text:span text:style-name="T1"> </text:span>covered<text:span text:style-name="T1"> </text:span>ground<text:span text:style-name="T1"> </text:span>with<text:span text:style-name="T1"> </text:span>astonishing<text:span text:style-name="T1"> </text:span>speed.<text:span text:style-name="T1"> </text:span>Sigmund<text:span text:style-name="T1"> </text:span>glanced<text:span text:style-name="T1"> </text:span>around<text:span text:style-name="T1"> </text:span>to<text:span text:style-name="T1"> </text:span>his<text:span text:style-name="T1"> </text:span>back<text:span text:style-name="T1"> </text:span>and<text:span text:style-name="T1"> </text:span>saw<text:span text:style-name="T1"> </text:span>the<text:span text:style-name="T1"> </text:span>storm<text:span text:style-name="T1"> </text:span>front<text:span text:style-name="T1"> </text:span>finally<text:span text:style-name="T1"> </text:span>appear<text:span text:style-name="T1"> </text:span>within<text:span text:style-name="T1"> </text:span>eyesight<text:span text:style-name="T1"> </text:span>range.<text:span text:style-name="T1"> </text:span>The<text:span text:style-name="T1"> </text:span>closer<text:span text:style-name="T1"> </text:span>they<text:span text:style-name="T1"> </text:span>got<text:span text:style-name="T1"> </text:span>to<text:span text:style-name="T1"> </text:span>Landing<text:span text:style-name="T1"> </text:span>the<text:span text:style-name="T1"> </text:span>darker<text:span text:style-name="T1"> </text:span>the<text:span text:style-name="T1"> </text:span>sky<text:span text:style-name="T1"> </text:span>and<text:span text:style-name="T1"> </text:span>cooler<text:span text:style-name="T1"> </text:span>the<text:span text:style-name="T1"> </text:span>atmosphere<text:span text:style-name="T1"> </text:span>became.<text:span text:style-name="T1"> </text:span>The<text:span text:style-name="T1"> </text:span>air<text:span text:style-name="T1"> </text:span>was<text:span text:style-name="T1"> </text:span>thick<text:span text:style-name="T1"> </text:span>with<text:span text:style-name="T1"> </text:span>sand<text:span text:style-name="T1"> </text:span>and<text:span text:style-name="T1"> </text:span>dust;<text:span text:style-name="T1"> </text:span>the<text:span text:style-name="T1"> </text:span>approaching<text:span text:style-name="T1"> </text:span>overpressure<text:span text:style-name="T1"> </text:span>of<text:span text:style-name="T1"> </text:span>the<text:span text:style-name="T1"> </text:span>daily<text:span text:style-name="T1"> </text:span>sandstorm<text:span text:style-name="T1"> </text:span>making<text:span text:style-name="T1"> </text:span>itself<text:span text:style-name="T1"> </text:span>felt<text:span text:style-name="T1"> </text:span>on<text:span text:style-name="T1"> </text:span>their<text:span text:style-name="T1"> </text:span>skin.<text:span text:style-name="T1"> </text:span>Sigmund<text:span text:style-name="T1"> </text:span>connected<text:span text:style-name="T1"> </text:span>with<text:span text:style-name="T1"> </text:span>Landing<text:span text:style-name="T1">’</text:span>s<text:span text:style-name="T1"> </text:span>cavemaster:</text:p>
      <text:p text:style-name="P1"><text:span text:style-name="T1">“</text:span>Dave,<text:span text:style-name="T1"> </text:span>this<text:span text:style-name="T1"> </text:span>is<text:span text:style-name="T1"> </text:span>Ziggy.<text:span text:style-name="T1"> </text:span>I<text:span text:style-name="T1"> </text:span>need<text:span text:style-name="T1"> </text:span>you<text:span text:style-name="T1"> </text:span>to<text:span text:style-name="T1"> </text:span>open<text:span text:style-name="T1"> </text:span>C2,<text:span text:style-name="T1"> </text:span>I<text:span text:style-name="T1">’</text:span>m<text:span text:style-name="T1"> </text:span>coming<text:span text:style-name="T1"> </text:span>in<text:span text:style-name="T1"> </text:span>with<text:span text:style-name="T1"> </text:span>Jared<text:span text:style-name="T1"> </text:span>and<text:span text:style-name="T1"> </text:span>Ernst.<text:span text:style-name="T1"> </text:span>Have<text:span text:style-name="T1"> </text:span>Elon<text:span text:style-name="T1"> </text:span>or<text:span text:style-name="T1"> </text:span>Chen<text:span text:style-name="T1"> </text:span>come<text:span text:style-name="T1"> </text:span>up<text:span text:style-name="T1"> </text:span>as<text:span text:style-name="T1"> </text:span>well,<text:span text:style-name="T1"> </text:span>Jared<text:span text:style-name="T1"> </text:span>needs<text:span text:style-name="T1"> </text:span>some<text:span text:style-name="T1"> </text:span>patchwork.<text:span text:style-name="T1">”</text:span></text:p>
      <text:p text:style-name="P1"><text:span text:style-name="T1">“</text:span>You<text:span text:style-name="T1">’</text:span>re<text:span text:style-name="T1"> </text:span>coming<text:span text:style-name="T1"> </text:span>in<text:span text:style-name="T1"> </text:span>hot,<text:span text:style-name="T1"> </text:span>Ziggy.<text:span text:style-name="T1"> </text:span>Can<text:span text:style-name="T1"> </text:span>you<text:span text:style-name="T1"> </text:span>make<text:span text:style-name="T1"> </text:span>it<text:span text:style-name="T1"> </text:span>in<text:span text:style-name="T1"> </text:span>three<text:span text:style-name="T1"> </text:span>minutes?<text:span text:style-name="T1"> </text:span>I<text:span text:style-name="T1"> </text:span>got<text:span text:style-name="T1"> </text:span>the<text:span text:style-name="T1"> </text:span>storm<text:span text:style-name="T1"> </text:span>hitting<text:span text:style-name="T1"> </text:span>in<text:span text:style-name="T1"> </text:span>under<text:span text:style-name="T1"> </text:span>five,<text:span text:style-name="T1"> </text:span>telemetry<text:span text:style-name="T1"> </text:span>reads<text:span text:style-name="T1"> </text:span>you<text:span text:style-name="T1"> </text:span>have<text:span text:style-name="T1"> </text:span>a<text:span text:style-name="T1"> </text:span>30-second<text:span text:style-name="T1"> </text:span>margin,<text:span text:style-name="T1">” </text:span>the<text:span text:style-name="T1"> </text:span>cavemaster<text:span text:style-name="T1">’</text:span>s<text:span text:style-name="T1"> </text:span>voice<text:span text:style-name="T1"> </text:span>matter-of-factly<text:span text:style-name="T1"> </text:span>and<text:span text:style-name="T1"> </text:span>business-like.</text:p>
      <text:p text:style-name="P1">Sigmund<text:span text:style-name="T1"> </text:span>mused<text:span text:style-name="T1"> </text:span>with<text:span text:style-name="T1"> </text:span>a<text:span text:style-name="T1"> </text:span>grin<text:span text:style-name="T1"> </text:span>forming<text:span text:style-name="T1"> </text:span>on<text:span text:style-name="T1"> </text:span>his<text:span text:style-name="T1"> </text:span>face:</text:p>
      <text:p text:style-name="P1"><text:span text:style-name="T1">“</text:span>I<text:span text:style-name="T1"> </text:span>know,<text:span text:style-name="T1"> </text:span>I<text:span text:style-name="T1">’</text:span>m<text:span text:style-name="T1"> </text:span>running<text:span text:style-name="T1"> </text:span>on<text:span text:style-name="T1"> </text:span>emergency<text:span text:style-name="T1"> </text:span>power.<text:span text:style-name="T1"> </text:span>Don<text:span text:style-name="T1">’</text:span>t<text:span text:style-name="T1"> </text:span>leave<text:span text:style-name="T1"> </text:span>me<text:span text:style-name="T1"> </text:span>banging<text:span text:style-name="T1"> </text:span>at<text:span text:style-name="T1"> </text:span>the<text:span text:style-name="T1"> </text:span>door,<text:span text:style-name="T1"> </text:span>Dave.<text:span text:style-name="T1">”</text:span></text:p>
      <text:p text:style-name="P1"><text:span text:style-name="T1">“</text:span>Hope<text:span text:style-name="T1"> </text:span>I<text:span text:style-name="T1"> </text:span>don<text:span text:style-name="T1">’</text:span>t<text:span text:style-name="T1"> </text:span>have<text:span text:style-name="T1"> </text:span>to,<text:span text:style-name="T1"> </text:span>Ziggy.<text:span text:style-name="T1"> </text:span>Good<text:span text:style-name="T1"> </text:span>luck..<text:span text:style-name="T1">”</text:span></text:p>
      <text:p text:style-name="P1"><text:span text:style-name="T1">“</text:span>Luck<text:span text:style-name="T1"> </text:span>has<text:span text:style-name="T1"> </text:span>shit<text:span text:style-name="T1"> </text:span>to<text:span text:style-name="T1"> </text:span>do<text:span text:style-name="T1"> </text:span>with<text:span text:style-name="T1"> </text:span>anything<text:span text:style-name="T1"> </text:span>anyway,<text:span text:style-name="T1"> </text:span>Dave.<text:span text:style-name="T1">”</text:span></text:p>
      <text:p text:style-name="P1"><text:span text:style-name="T1">“</text:span>Call<text:span text:style-name="T1"> </text:span>me<text:span text:style-name="T1"> </text:span>sentimental.<text:span text:style-name="T1">”</text:span></text:p>
      <text:p text:style-name="P1"><text:soft-page-break/>The<text:span text:style-name="T1"> </text:span>brief<text:span text:style-name="T1"> </text:span>chatter<text:span text:style-name="T1"> </text:span>was<text:span text:style-name="T1"> </text:span>enough<text:span text:style-name="T1"> </text:span>for<text:span text:style-name="T1"> </text:span>everyone<text:span text:style-name="T1"> </text:span>involved<text:span text:style-name="T1"> </text:span>to<text:span text:style-name="T1"> </text:span>realise<text:span text:style-name="T1"> </text:span>that<text:span text:style-name="T1"> </text:span>if<text:span text:style-name="T1"> </text:span>they<text:span text:style-name="T1"> </text:span>really<text:span text:style-name="T1"> </text:span>couldn<text:span text:style-name="T1">’</text:span>t<text:span text:style-name="T1"> </text:span>get<text:span text:style-name="T1"> </text:span>inside<text:span text:style-name="T1"> </text:span>on<text:span text:style-name="T1"> </text:span>time,<text:span text:style-name="T1"> </text:span>they<text:span text:style-name="T1"> </text:span>would<text:span text:style-name="T1"> </text:span>really<text:span text:style-name="T1"> </text:span>be<text:span text:style-name="T1"> </text:span>on<text:span text:style-name="T1"> </text:span>their<text:span text:style-name="T1"> </text:span>own.<text:span text:style-name="T1"> </text:span>Which<text:span text:style-name="T1"> </text:span>meant<text:span text:style-name="T1"> </text:span>death<text:span text:style-name="T1"> </text:span>in<text:span text:style-name="T1"> </text:span>every<text:span text:style-name="T1"> </text:span>recorded<text:span text:style-name="T1"> </text:span>instance<text:span text:style-name="T1"> </text:span>up<text:span text:style-name="T1"> </text:span>to<text:span text:style-name="T1"> </text:span>now.<text:span text:style-name="T1"> </text:span>It<text:span text:style-name="T1"> </text:span>made<text:span text:style-name="T1"> </text:span>sense<text:span text:style-name="T1"> </text:span>if<text:span text:style-name="T1"> </text:span>you<text:span text:style-name="T1"> </text:span>had<text:span text:style-name="T1"> </text:span>nowhere<text:span text:style-name="T1"> </text:span>else<text:span text:style-name="T1"> </text:span>to<text:span text:style-name="T1"> </text:span>hide<text:span text:style-name="T1"> </text:span>from<text:span text:style-name="T1"> </text:span>a<text:span text:style-name="T1"> </text:span>three<text:span text:style-name="T1"> </text:span>hundred<text:span text:style-name="T1"> </text:span>mile-per-hour<text:span text:style-name="T1"> </text:span>sandstorm<text:span text:style-name="T1"> </text:span>two<text:span text:style-name="T1"> </text:span>miles<text:span text:style-name="T1"> </text:span>high.</text:p>
      <text:p text:style-name="P1"><text:span text:style-name="T1">“</text:span>Will<text:span text:style-name="T1"> </text:span>we<text:span text:style-name="T1"> </text:span>make<text:span text:style-name="T1"> </text:span>it<text:span text:style-name="T1"> </text:span>friend?<text:span text:style-name="T1">”</text:span>,<text:span text:style-name="T1"> </text:span>the<text:span text:style-name="T1"> </text:span>eba<text:span text:style-name="T1"> </text:span>asked<text:span text:style-name="T1"> </text:span>Sigmund,<text:span text:style-name="T1"> </text:span>seemingly<text:span text:style-name="T1"> </text:span>unafraid;<text:span text:style-name="T1"> </text:span>it<text:span text:style-name="T1"> </text:span>worried<text:span text:style-name="T1"> </text:span>though<text:span text:style-name="T1"> </text:span>for<text:span text:style-name="T1"> </text:span>the<text:span text:style-name="T1"> </text:span>well-being<text:span text:style-name="T1"> </text:span>of<text:span text:style-name="T1"> </text:span>its<text:span text:style-name="T1"> </text:span>human<text:span text:style-name="T1"> </text:span>masters,<text:span text:style-name="T1"> </text:span>or<text:span text:style-name="T1"> </text:span>as<text:span text:style-name="T1"> </text:span>they<text:span text:style-name="T1"> </text:span>had<text:span text:style-name="T1"> </text:span>been<text:span text:style-name="T1"> </text:span>engineered<text:span text:style-name="T1"> </text:span>to<text:span text:style-name="T1"> </text:span>consider<text:span text:style-name="T1"> </text:span>them,<text:span text:style-name="T1"> </text:span>friends.</text:p>
      <text:p text:style-name="P1"><text:span text:style-name="T1">“</text:span>Stick<text:span text:style-name="T1"> </text:span>around<text:span text:style-name="T1"> </text:span>and<text:span text:style-name="T1"> </text:span>find<text:span text:style-name="T1"> </text:span>out<text:span text:style-name="T1"> </text:span>for<text:span text:style-name="T1"> </text:span>yourself,<text:span text:style-name="T1"> </text:span>eba.<text:span text:style-name="T1">”</text:span></text:p>
      <text:p text:style-name="P1"><text:span text:style-name="T1">“</text:span>I<text:span text:style-name="T1"> </text:span>will,<text:span text:style-name="T1"> </text:span>friend,<text:span text:style-name="T1">” </text:span>answered<text:span text:style-name="T1"> </text:span>the<text:span text:style-name="T1"> </text:span>eba.<text:span text:style-name="T1"> </text:span>Sigmund<text:span text:style-name="T1">’</text:span>s<text:span text:style-name="T1"> </text:span>sarcasm<text:span text:style-name="T1"> </text:span>was<text:span text:style-name="T1"> </text:span>lost<text:span text:style-name="T1"> </text:span>on<text:span text:style-name="T1"> </text:span>the<text:span text:style-name="T1"> </text:span>intelligent,<text:span text:style-name="T1"> </text:span>but<text:span text:style-name="T1"> </text:span>socially<text:span text:style-name="T1"> </text:span>somewhat<text:span text:style-name="T1"> </text:span>inept<text:span text:style-name="T1"> </text:span>creature.<text:span text:style-name="T1"> </text:span>The<text:span text:style-name="T1"> </text:span>biological<text:span text:style-name="T1"> </text:span>engineers<text:span text:style-name="T1"> </text:span>hadn<text:span text:style-name="T1">’</text:span>t<text:span text:style-name="T1"> </text:span>been<text:span text:style-name="T1"> </text:span>able<text:span text:style-name="T1"> </text:span>to<text:span text:style-name="T1"> </text:span>compensate<text:span text:style-name="T1"> </text:span>for<text:span text:style-name="T1"> </text:span>sarcasm.</text:p>
      <text:p text:style-name="P1">The<text:span text:style-name="T1"> </text:span>storm<text:span text:style-name="T1"> </text:span>was<text:span text:style-name="T1"> </text:span>now<text:span text:style-name="T1"> </text:span>clearly<text:span text:style-name="T1"> </text:span>visible<text:span text:style-name="T1"> </text:span>hurling<text:span text:style-name="T1"> </text:span>itself<text:span text:style-name="T1"> </text:span>at<text:span text:style-name="T1"> </text:span>the<text:span text:style-name="T1"> </text:span>Wall<text:span text:style-name="T1"> </text:span>with<text:span text:style-name="T1"> </text:span>little<text:span text:style-name="T1"> </text:span>more<text:span text:style-name="T1"> </text:span>than<text:span text:style-name="T1"> </text:span>three<text:span text:style-name="T1"> </text:span>hundred<text:span text:style-name="T1"> </text:span>miles<text:span text:style-name="T1"> </text:span>per<text:span text:style-name="T1"> </text:span>hour.<text:span text:style-name="T1"> </text:span>Sigmund<text:span text:style-name="T1">’</text:span>s<text:span text:style-name="T1"> </text:span>info<text:span text:style-name="T1"> </text:span>panels<text:span text:style-name="T1"> </text:span>gave<text:span text:style-name="T1"> </text:span>an<text:span text:style-name="T1"> </text:span>estimation<text:span text:style-name="T1"> </text:span>of<text:span text:style-name="T1"> </text:span>a<text:span text:style-name="T1"> </text:span>minute<text:span text:style-name="T1"> </text:span>and<text:span text:style-name="T1"> </text:span>a<text:span text:style-name="T1"> </text:span>half<text:span text:style-name="T1"> </text:span>before<text:span text:style-name="T1"> </text:span>it<text:span text:style-name="T1"> </text:span>hit<text:span text:style-name="T1"> </text:span>Landing<text:span text:style-name="T1"> </text:span>and<text:span text:style-name="T1"> </text:span>they<text:span text:style-name="T1"> </text:span>were<text:span text:style-name="T1"> </text:span>a<text:span text:style-name="T1"> </text:span>minute<text:span text:style-name="T1"> </text:span>out.<text:span text:style-name="T1"> </text:span>He<text:span text:style-name="T1"> </text:span>could<text:span text:style-name="T1"> </text:span>make<text:span text:style-name="T1"> </text:span>out<text:span text:style-name="T1"> </text:span>the<text:span text:style-name="T1"> </text:span>C2<text:span text:style-name="T1"> </text:span>gate<text:span text:style-name="T1"> </text:span>from<text:span text:style-name="T1"> </text:span>that<text:span text:style-name="T1"> </text:span>distance,<text:span text:style-name="T1"> </text:span>wide<text:span text:style-name="T1"> </text:span>open<text:span text:style-name="T1"> </text:span>with<text:span text:style-name="T1"> </text:span>the<text:span text:style-name="T1"> </text:span>emergency<text:span text:style-name="T1"> </text:span>lights<text:span text:style-name="T1"> </text:span>flashing<text:span text:style-name="T1"> </text:span>like<text:span text:style-name="T1"> </text:span>pearly<text:span text:style-name="T1"> </text:span>diamonds<text:span text:style-name="T1"> </text:span>in<text:span text:style-name="T1"> </text:span>a<text:span text:style-name="T1"> </text:span>rugged<text:span text:style-name="T1"> </text:span>stone<text:span text:style-name="T1"> </text:span>setting.<text:span text:style-name="T1"> </text:span>That<text:span text:style-name="T1"> </text:span>meant<text:span text:style-name="T1"> </text:span>every<text:span text:style-name="T1"> </text:span>second<text:span text:style-name="T1"> </text:span>counted.<text:span text:style-name="T1"> </text:span>The<text:span text:style-name="T1"> </text:span>eba<text:span text:style-name="T1"> </text:span>somehow<text:span text:style-name="T1"> </text:span>knew;<text:span text:style-name="T1"> </text:span>it<text:span text:style-name="T1"> </text:span>took<text:span text:style-name="T1"> </text:span>it<text:span text:style-name="T1"> </text:span>upon<text:span text:style-name="T1"> </text:span>itself<text:span text:style-name="T1"> </text:span>to<text:span text:style-name="T1"> </text:span>help<text:span text:style-name="T1"> </text:span>as<text:span text:style-name="T1"> </text:span>best<text:span text:style-name="T1"> </text:span>as<text:span text:style-name="T1"> </text:span>it<text:span text:style-name="T1"> </text:span>could,<text:span text:style-name="T1"> </text:span>and<text:span text:style-name="T1"> </text:span>leapt<text:span text:style-name="T1"> </text:span>off<text:span text:style-name="T1"> </text:span>suddenly.<text:span text:style-name="T1"> </text:span>It<text:span text:style-name="T1"> </text:span>started<text:span text:style-name="T1"> </text:span>running<text:span text:style-name="T1"> </text:span>a<text:span text:style-name="T1"> </text:span>bit<text:span text:style-name="T1"> </text:span>behind<text:span text:style-name="T1"> </text:span>the<text:span text:style-name="T1"> </text:span>buggy<text:span text:style-name="T1"> </text:span>and<text:span text:style-name="T1"> </text:span>shouting<text:span text:style-name="T1"> </text:span>over<text:span text:style-name="T1"> </text:span>the<text:span text:style-name="T1"> </text:span>din<text:span text:style-name="T1"> </text:span>of<text:span text:style-name="T1"> </text:span>the<text:span text:style-name="T1"> </text:span>metal<text:span text:style-name="T1"> </text:span>wheels:</text:p>
      <text:p text:style-name="P1"><text:span text:style-name="T1">“</text:span>Lighter<text:span text:style-name="T1"> </text:span>this<text:span text:style-name="T1"> </text:span>way!<text:span text:style-name="T1">”</text:span></text:p>
      <text:p text:style-name="P1">Sigmund<text:span text:style-name="T1"> </text:span>was<text:span text:style-name="T1"> </text:span>completely<text:span text:style-name="T1"> </text:span>surprised.<text:span text:style-name="T1"> </text:span>He<text:span text:style-name="T1"> </text:span>ventured<text:span text:style-name="T1"> </text:span>a<text:span text:style-name="T1"> </text:span>gaze<text:span text:style-name="T1"> </text:span>behind<text:span text:style-name="T1"> </text:span>his<text:span text:style-name="T1"> </text:span>back,<text:span text:style-name="T1"> </text:span>and<text:span text:style-name="T1"> </text:span>saw<text:span text:style-name="T1"> </text:span>the<text:span text:style-name="T1"> </text:span>eba<text:span text:style-name="T1"> </text:span>slowly<text:span text:style-name="T1"> </text:span>but<text:span text:style-name="T1"> </text:span>surely<text:span text:style-name="T1"> </text:span>falling<text:span text:style-name="T1"> </text:span>behind,<text:span text:style-name="T1"> </text:span>even<text:span text:style-name="T1"> </text:span>though<text:span text:style-name="T1"> </text:span>it<text:span text:style-name="T1"> </text:span>seemed<text:span text:style-name="T1"> </text:span>to<text:span text:style-name="T1"> </text:span>be<text:span text:style-name="T1"> </text:span>making<text:span text:style-name="T1"> </text:span>every<text:span text:style-name="T1"> </text:span>effort<text:span text:style-name="T1"> </text:span>not<text:span text:style-name="T1"> </text:span>to.</text:p>
      <text:p text:style-name="P1"><text:span text:style-name="T1">“</text:span>Damn<text:span text:style-name="T1"> </text:span>talking<text:span text:style-name="T1"> </text:span>cats!<text:span text:style-name="T1"> </text:span>Stupid<text:span text:style-name="T1"> </text:span>talking<text:span text:style-name="T1"> </text:span>cats!<text:span text:style-name="T1">”</text:span></text:p>
      <text:p text:style-name="P1">Jared<text:span text:style-name="T1"> </text:span>and<text:span text:style-name="T1"> </text:span>Ernst<text:span text:style-name="T1"> </text:span>were<text:span text:style-name="T1"> </text:span>drawn<text:span text:style-name="T1"> </text:span>to<text:span text:style-name="T1"> </text:span>the<text:span text:style-name="T1"> </text:span>sight<text:span text:style-name="T1"> </text:span>of<text:span text:style-name="T1"> </text:span>the<text:span text:style-name="T1"> </text:span>cat<text:span text:style-name="T1"> </text:span>running<text:span text:style-name="T1"> </text:span>like<text:span text:style-name="T1"> </text:span>they<text:span text:style-name="T1"> </text:span>had<text:span text:style-name="T1"> </text:span>never<text:span text:style-name="T1"> </text:span>seen<text:span text:style-name="T1"> </text:span>before,<text:span text:style-name="T1"> </text:span>every<text:span text:style-name="T1"> </text:span>muscle<text:span text:style-name="T1"> </text:span>and<text:span text:style-name="T1"> </text:span>joint<text:span text:style-name="T1"> </text:span>moving<text:span text:style-name="T1"> </text:span>with<text:span text:style-name="T1"> </text:span>a<text:span text:style-name="T1"> </text:span>fluid<text:span text:style-name="T1"> </text:span>certainty,<text:span text:style-name="T1"> </text:span>a<text:span text:style-name="T1"> </text:span>vivid<text:span text:style-name="T1"> </text:span>show<text:span text:style-name="T1"> </text:span>of<text:span text:style-name="T1"> </text:span>harmony,<text:span text:style-name="T1"> </text:span>brimming<text:span text:style-name="T1"> </text:span>with<text:span text:style-name="T1"> </text:span>energy<text:span text:style-name="T1"> </text:span>and<text:span text:style-name="T1"> </text:span>power.<text:span text:style-name="T1"> </text:span>But<text:span text:style-name="T1"> </text:span>it<text:span text:style-name="T1"> </text:span>was<text:span text:style-name="T1"> </text:span>not<text:span text:style-name="T1"> </text:span>enough,<text:span text:style-name="T1"> </text:span>the<text:span text:style-name="T1"> </text:span>eba<text:span text:style-name="T1"> </text:span>could<text:span text:style-name="T1"> </text:span>not<text:span text:style-name="T1"> </text:span>catch<text:span text:style-name="T1"> </text:span>up<text:span text:style-name="T1"> </text:span>with<text:span text:style-name="T1"> </text:span>the<text:span text:style-name="T1"> </text:span>electric<text:span text:style-name="T1"> </text:span>motors<text:span text:style-name="T1"> </text:span>of<text:span text:style-name="T1"> </text:span>the<text:span text:style-name="T1"> </text:span>buggy,<text:span text:style-name="T1"> </text:span>which<text:span text:style-name="T1"> </text:span>were<text:span text:style-name="T1"> </text:span>already<text:span text:style-name="T1"> </text:span>running<text:span text:style-name="T1"> </text:span>beyond<text:span text:style-name="T1"> </text:span>design<text:span text:style-name="T1"> </text:span>capacity,<text:span text:style-name="T1"> </text:span>threatening<text:span text:style-name="T1"> </text:span>to<text:span text:style-name="T1"> </text:span>burn<text:span text:style-name="T1"> </text:span>up<text:span text:style-name="T1"> </text:span>before<text:span text:style-name="T1"> </text:span>they<text:span text:style-name="T1"> </text:span>reached<text:span text:style-name="T1"> </text:span>Landing.<text:span text:style-name="T1"> </text:span>Alerts<text:span text:style-name="T1"> </text:span>were<text:span text:style-name="T1"> </text:span>flashing<text:span text:style-name="T1"> </text:span>across<text:span text:style-name="T1"> </text:span>the<text:span text:style-name="T1"> </text:span>buggy<text:span text:style-name="T1">’</text:span>s<text:span text:style-name="T1"> </text:span>panel,<text:span text:style-name="T1"> </text:span>providing<text:span text:style-name="T1"> </text:span>Sigmund<text:span text:style-name="T1"> </text:span>ample<text:span text:style-name="T1"> </text:span>opportunities<text:span text:style-name="T1"> </text:span>for<text:span text:style-name="T1"> </text:span>cursing,<text:span text:style-name="T1"> </text:span>along<text:span text:style-name="T1"> </text:span>with<text:span text:style-name="T1"> </text:span>the<text:span text:style-name="T1"> </text:span>audible<text:span text:style-name="T1"> </text:span>beeps<text:span text:style-name="T1"> </text:span>and<text:span text:style-name="T1"> </text:span>calm<text:span text:style-name="T1"> </text:span>warnings<text:span text:style-name="T1"> </text:span>in<text:span text:style-name="T1"> </text:span>English,<text:span text:style-name="T1"> </text:span>Chinese,<text:span text:style-name="T1"> </text:span>Russian,<text:span text:style-name="T1"> </text:span>and<text:span text:style-name="T1"> </text:span>French.</text:p>
      <text:p text:style-name="P1">And<text:span text:style-name="T1"> </text:span>right<text:span text:style-name="T1"> </text:span>behind<text:span text:style-name="T1"> </text:span>them,<text:span text:style-name="T1"> </text:span>no<text:span text:style-name="T1"> </text:span>more<text:span text:style-name="T1"> </text:span>than<text:span text:style-name="T1"> </text:span>five<text:span text:style-name="T1"> </text:span>miles<text:span text:style-name="T1"> </text:span>behind,<text:span text:style-name="T1"> </text:span>they<text:span text:style-name="T1"> </text:span>could<text:span text:style-name="T1"> </text:span>see<text:span text:style-name="T1"> </text:span>the<text:span text:style-name="T1"> </text:span>storm<text:span text:style-name="T1"> </text:span>front,<text:span text:style-name="T1"> </text:span>a<text:span text:style-name="T1"> </text:span>bleak<text:span text:style-name="T1"> </text:span>wall<text:span text:style-name="T1"> </text:span>of<text:span text:style-name="T1"> </text:span>sand<text:span text:style-name="T1"> </text:span>hurtling<text:span text:style-name="T1"> </text:span>at<text:span text:style-name="T1"> </text:span>them<text:span text:style-name="T1"> </text:span>with<text:span text:style-name="T1"> </text:span>a<text:span text:style-name="T1"> </text:span>mindless<text:span text:style-name="T1"> </text:span>rage<text:span text:style-name="T1"> </text:span>only<text:span text:style-name="T1"> </text:span>a<text:span text:style-name="T1"> </text:span>thing<text:span text:style-name="T1"> </text:span>of<text:span text:style-name="T1"> </text:span>nature<text:span text:style-name="T1"> </text:span>could<text:span text:style-name="T1"> </text:span>endow<text:span text:style-name="T1"> </text:span>itself<text:span text:style-name="T1"> </text:span>with.<text:span text:style-name="T1"> </text:span>They<text:span text:style-name="T1"> </text:span>were<text:span text:style-name="T1"> </text:span>nightside<text:span text:style-name="T1"> </text:span>now,<text:span text:style-name="T1"> </text:span>at<text:span text:style-name="T1"> </text:span>the<text:span text:style-name="T1"> </text:span>dusky<text:span text:style-name="T1"> </text:span>side<text:span text:style-name="T1"> </text:span>where<text:span text:style-name="T1"> </text:span>Landing<text:span text:style-name="T1"> </text:span>sat,<text:span text:style-name="T1"> </text:span>the<text:span text:style-name="T1"> </text:span>gates<text:span text:style-name="T1"> </text:span>only<text:span text:style-name="T1"> </text:span>a<text:span text:style-name="T1"> </text:span>few<text:span text:style-name="T1"> </text:span>hundred<text:span text:style-name="T1"> </text:span>meters<text:span text:style-name="T1"> </text:span>before<text:span text:style-name="T1"> </text:span>them.</text:p>
      <text:p text:style-name="P1">Above<text:span text:style-name="T1"> </text:span>all<text:span text:style-name="T1"> </text:span>the<text:span text:style-name="T1"> </text:span>sound<text:span text:style-name="T1"> </text:span>warnings<text:span text:style-name="T1"> </text:span>and<text:span text:style-name="T1"> </text:span>the<text:span text:style-name="T1"> </text:span>grating<text:span text:style-name="T1"> </text:span>sound<text:span text:style-name="T1"> </text:span>of<text:span text:style-name="T1"> </text:span>the<text:span text:style-name="T1"> </text:span>wheels<text:span text:style-name="T1"> </text:span>on<text:span text:style-name="T1"> </text:span>sharp<text:span text:style-name="T1"> </text:span>granite<text:span text:style-name="T1"> </text:span>gravel,<text:span text:style-name="T1"> </text:span>the<text:span text:style-name="T1"> </text:span>voice<text:span text:style-name="T1"> </text:span>of<text:span text:style-name="T1"> </text:span>Dave<text:span text:style-name="T1"> </text:span>was<text:span text:style-name="T1"> </text:span>heard:</text:p>
      <text:p text:style-name="P1"><text:span text:style-name="T1">“</text:span>You<text:span text:style-name="T1">’</text:span>re<text:span text:style-name="T1"> </text:span>looking<text:span text:style-name="T1"> </text:span>good,<text:span text:style-name="T1"> </text:span>if<text:span text:style-name="T1"> </text:span>only<text:span text:style-name="T1"> </text:span>barely<text:span text:style-name="T1"> </text:span>Ziggy.<text:span text:style-name="T1"> </text:span>Starting<text:span text:style-name="T1"> </text:span>to<text:span text:style-name="T1"> </text:span>close<text:span text:style-name="T1"> </text:span>the<text:span text:style-name="T1"> </text:span>gates<text:span text:style-name="T1"> </text:span>now.<text:span text:style-name="T1">”</text:span></text:p>
      <text:p text:style-name="P1">Sigmund<text:span text:style-name="T1"> </text:span>nodded<text:span text:style-name="T1"> </text:span>to<text:span text:style-name="T1"> </text:span>Dave<text:span text:style-name="T1"> </text:span>through<text:span text:style-name="T1"> </text:span>the<text:span text:style-name="T1"> </text:span>cam<text:span text:style-name="T1"> </text:span>on<text:span text:style-name="T1"> </text:span>the<text:span text:style-name="T1"> </text:span>comms<text:span text:style-name="T1"> </text:span>panel:</text:p>
      <text:p text:style-name="P1"><text:span text:style-name="T1">“</text:span>Yes,<text:span text:style-name="T1"> </text:span>fine.<text:span text:style-name="T1"> </text:span>Going<text:span text:style-name="T1"> </text:span>through<text:span text:style-name="T1"> </text:span>in<text:span text:style-name="T1"> </text:span>20<text:span text:style-name="T1"> </text:span>seconds.<text:span text:style-name="T1">”</text:span></text:p>
      <text:p text:style-name="P1">Seconds<text:span text:style-name="T1"> </text:span>right<text:span text:style-name="T1"> </text:span>after<text:span text:style-name="T1"> </text:span>the<text:span text:style-name="T1"> </text:span>buggy<text:span text:style-name="T1"> </text:span>passed<text:span text:style-name="T1"> </text:span>through<text:span text:style-name="T1"> </text:span>the<text:span text:style-name="T1"> </text:span>gates,<text:span text:style-name="T1"> </text:span>they<text:span text:style-name="T1"> </text:span>closed<text:span text:style-name="T1"> </text:span>tightly<text:span text:style-name="T1"> </text:span>shut.<text:span text:style-name="T1"> </text:span>Huge<text:span text:style-name="T1"> </text:span>hydraulic<text:span text:style-name="T1"> </text:span>bars<text:span text:style-name="T1"> </text:span>locked<text:span text:style-name="T1"> </text:span>in<text:span text:style-name="T1"> </text:span>place<text:span text:style-name="T1"> </text:span>right<text:span text:style-name="T1"> </text:span>behind<text:span text:style-name="T1"> </text:span>the<text:span text:style-name="T1"> </text:span>door,<text:span text:style-name="T1"> </text:span>with<text:span text:style-name="T1"> </text:span>a<text:span text:style-name="T1"> </text:span>slow<text:span text:style-name="T1"> </text:span>grinding<text:span text:style-name="T1"> </text:span>noise.<text:span text:style-name="T1"> </text:span>Sigmund<text:span text:style-name="T1"> </text:span>stopped<text:span text:style-name="T1"> </text:span>the<text:span text:style-name="T1"> </text:span>buggy<text:span text:style-name="T1"> </text:span>near<text:span text:style-name="T1"> </text:span>one<text:span text:style-name="T1"> </text:span>end<text:span text:style-name="T1"> </text:span>of<text:span text:style-name="T1"> </text:span>the<text:span text:style-name="T1"> </text:span>large<text:span text:style-name="T1"> </text:span>cave.<text:span text:style-name="T1"> </text:span>Smoke<text:span text:style-name="T1"> </text:span>with<text:span text:style-name="T1"> </text:span>an<text:span text:style-name="T1"> </text:span>acrid<text:span text:style-name="T1"> </text:span>smell<text:span text:style-name="T1"> </text:span>was<text:span text:style-name="T1"> </text:span>coming<text:span text:style-name="T1"> </text:span>out<text:span text:style-name="T1"> </text:span>of<text:span text:style-name="T1"> </text:span>the<text:span text:style-name="T1"> </text:span>wheels,<text:span text:style-name="T1"> </text:span>while<text:span text:style-name="T1"> </text:span>Ernst<text:span text:style-name="T1"> </text:span>helped<text:span text:style-name="T1"> </text:span>Jared<text:span text:style-name="T1"> </text:span>to<text:span text:style-name="T1"> </text:span>a<text:span text:style-name="T1"> </text:span>nearby<text:span text:style-name="T1"> </text:span>workbench.<text:span text:style-name="T1"> </text:span>Sigmund<text:span text:style-name="T1"> </text:span>got<text:span text:style-name="T1"> </text:span>out<text:span text:style-name="T1"> </text:span>of<text:span text:style-name="T1"> </text:span>the<text:span text:style-name="T1"> </text:span>buggy<text:span text:style-name="T1"> </text:span>with<text:span text:style-name="T1"> </text:span>the<text:span text:style-name="T1"> </text:span>whole<text:span text:style-name="T1"> </text:span>ordeal<text:span text:style-name="T1"> </text:span>seemingly<text:span text:style-name="T1"> </text:span>having<text:span text:style-name="T1"> </text:span>weighted<text:span text:style-name="T1"> </text:span>him<text:span text:style-name="T1"> </text:span>down.<text:span text:style-name="T1"> </text:span>With<text:span text:style-name="T1"> </text:span>slow<text:span text:style-name="T1"> </text:span>motions<text:span text:style-name="T1"> </text:span>he<text:span text:style-name="T1"> </text:span>picked<text:span text:style-name="T1"> </text:span>up<text:span text:style-name="T1"> </text:span>his<text:span text:style-name="T1"> </text:span>spear<text:span text:style-name="T1"> </text:span>and<text:span text:style-name="T1"> </text:span>his<text:span text:style-name="T1"> </text:span>backpack.<text:span text:style-name="T1"> </text:span>He<text:span text:style-name="T1"> </text:span>shot<text:span text:style-name="T1"> </text:span>a<text:span text:style-name="T1"> </text:span>weary<text:span text:style-name="T1"> </text:span>look<text:span text:style-name="T1"> </text:span>at<text:span text:style-name="T1"> </text:span>Jared<text:span text:style-name="T1"> </text:span>and<text:span text:style-name="T1"> </text:span>Ernst,<text:span text:style-name="T1"> </text:span>who<text:span text:style-name="T1"> </text:span>did<text:span text:style-name="T1"> </text:span>not<text:span text:style-name="T1"> </text:span>return<text:span text:style-name="T1"> </text:span>it<text:span text:style-name="T1"> </text:span>and<text:span text:style-name="T1"> </text:span>rather<text:span text:style-name="T1"> </text:span>went<text:span text:style-name="T1"> </text:span>about<text:span text:style-name="T1"> </text:span>unloading<text:span text:style-name="T1"> </text:span>the<text:span text:style-name="T1"> </text:span>buggy.</text:p>
      <text:p text:style-name="P1">At<text:span text:style-name="T1"> </text:span>that<text:span text:style-name="T1"> </text:span>moment<text:span text:style-name="T1"> </text:span>they<text:span text:style-name="T1"> </text:span>felt<text:span text:style-name="T1"> </text:span>the<text:span text:style-name="T1"> </text:span>storm<text:span text:style-name="T1"> </text:span>hit<text:span text:style-name="T1"> </text:span>the<text:span text:style-name="T1"> </text:span>Wall,<text:span text:style-name="T1"> </text:span>reverberating<text:span text:style-name="T1"> </text:span>through<text:span text:style-name="T1"> </text:span>the<text:span text:style-name="T1"> </text:span>rock,<text:span text:style-name="T1"> </text:span>grazing<text:span text:style-name="T1"> </text:span>the<text:span text:style-name="T1"> </text:span>doors<text:span text:style-name="T1"> </text:span>of<text:span text:style-name="T1"> </text:span>the<text:span text:style-name="T1"> </text:span>gate.<text:span text:style-name="T1"> </text:span>Cave<text:span text:style-name="T1"> </text:span>Two<text:span text:style-name="T1"> </text:span>was<text:span text:style-name="T1"> </text:span>filled<text:span text:style-name="T1"> </text:span>with<text:span text:style-name="T1"> </text:span>echoes<text:span text:style-name="T1"> </text:span>of<text:span text:style-name="T1"> </text:span>an<text:span text:style-name="T1"> </text:span>otherworldly<text:span text:style-name="T1"> </text:span>din,<text:span text:style-name="T1"> </text:span>and<text:span text:style-name="T1"> </text:span>a<text:span text:style-name="T1"> </text:span>shallow<text:span text:style-name="T1"> </text:span>sound<text:span text:style-name="T1"> </text:span>like<text:span text:style-name="T1"> </text:span>hissing<text:span text:style-name="T1"> </text:span>dominated<text:span text:style-name="T1"> </text:span>the<text:span text:style-name="T1"> </text:span>largely<text:span text:style-name="T1"> </text:span>empty<text:span text:style-name="T1"> </text:span>space.<text:span text:style-name="T1"> </text:span>A<text:span text:style-name="T1"> </text:span>metal<text:span text:style-name="T1"> </text:span>door<text:span text:style-name="T1"> </text:span>with<text:span text:style-name="T1"> </text:span>a<text:span text:style-name="T1"> </text:span>revolving<text:span text:style-name="T1"> </text:span>lock<text:span text:style-name="T1"> </text:span>opened,<text:span text:style-name="T1"> </text:span>and<text:span text:style-name="T1"> </text:span>Dave<text:span text:style-name="T1"> </text:span>appeared,<text:span text:style-name="T1"> </text:span>pipe<text:span text:style-name="T1"> </text:span>in<text:span text:style-name="T1"> </text:span>hand,<text:span text:style-name="T1"> </text:span>a<text:span text:style-name="T1"> </text:span>cloud<text:span text:style-name="T1"> </text:span>of<text:span text:style-name="T1"> </text:span>smoke<text:span text:style-name="T1"> </text:span>forming<text:span text:style-name="T1"> </text:span>from<text:span text:style-name="T1"> </text:span>his<text:span text:style-name="T1"> </text:span>nostrils.<text:span text:style-name="T1"> </text:span>He<text:span text:style-name="T1"> </text:span>cracked<text:span text:style-name="T1"> </text:span>a<text:span text:style-name="T1"> </text:span>wizened<text:span text:style-name="T1"> </text:span>smile<text:span text:style-name="T1"> </text:span>and<text:span text:style-name="T1"> </text:span>asked<text:span text:style-name="T1"> </text:span>with<text:span text:style-name="T1"> </text:span>a<text:span text:style-name="T1"> </text:span>jokingly<text:span text:style-name="T1"> </text:span>formal<text:span text:style-name="T1"> </text:span>tone:</text:p>
      <text:p text:style-name="P1"><text:span text:style-name="T1">“</text:span>Landing<text:span text:style-name="T1"> </text:span>Gatemaster,<text:span text:style-name="T1"> </text:span>accepting<text:span text:style-name="T1"> </text:span>party<text:span text:style-name="T1"> </text:span>of<text:span text:style-name="T1"> </text:span>..?<text:span text:style-name="T1">”</text:span></text:p>
      <text:p text:style-name="P1">Sigmund<text:span text:style-name="T1"> </text:span>walked<text:span text:style-name="T1"> </text:span>past<text:span text:style-name="T1"> </text:span>him<text:span text:style-name="T1"> </text:span>without<text:span text:style-name="T1"> </text:span>sharing<text:span text:style-name="T1"> </text:span>Dave<text:span text:style-name="T1">’</text:span>s<text:span text:style-name="T1"> </text:span>jovial<text:span text:style-name="T1"> </text:span>manner:</text:p>
      <text:p text:style-name="P1"><text:span text:style-name="T1">“</text:span>You<text:span text:style-name="T1"> </text:span>can<text:span text:style-name="T1"> </text:span>count,<text:span text:style-name="T1"> </text:span>can<text:span text:style-name="T1">’</text:span>t<text:span text:style-name="T1"> </text:span>you?<text:span text:style-name="T1">”</text:span></text:p>
      <text:p text:style-name="P1"><text:soft-page-break/><text:span text:style-name="T1">“</text:span>Where<text:span text:style-name="T1">’</text:span>s<text:span text:style-name="T1"> </text:span>the<text:span text:style-name="T1"> </text:span>eba?<text:span text:style-name="T1">”</text:span></text:p>
      <text:p text:style-name="P1">Sigmund<text:span text:style-name="T1">’</text:span>s<text:span text:style-name="T1"> </text:span>voice<text:span text:style-name="T1"> </text:span>was<text:span text:style-name="T1"> </text:span>now<text:span text:style-name="T1"> </text:span>faint,<text:span text:style-name="T1"> </text:span>as<text:span text:style-name="T1"> </text:span>he<text:span text:style-name="T1"> </text:span>walked<text:span text:style-name="T1"> </text:span>down<text:span text:style-name="T1"> </text:span>the<text:span text:style-name="T1"> </text:span>metal<text:span text:style-name="T1"> </text:span>stairs<text:span text:style-name="T1"> </text:span>to<text:span text:style-name="T1"> </text:span>the<text:span text:style-name="T1"> </text:span>hab<text:span text:style-name="T1"> </text:span>complex:</text:p>
      <text:p text:style-name="P1"><text:span text:style-name="T1">“</text:span>Out<text:span text:style-name="T1"> </text:span>there,<text:span text:style-name="T1"> </text:span>on<text:span text:style-name="T1"> </text:span>Eden.<text:span text:style-name="T1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08:50:35.52</meta:creation-date>
    <meta:document-statistic meta:table-count="0" meta:image-count="0" meta:object-count="0" meta:page-count="6" meta:paragraph-count="100" meta:word-count="3635" meta:character-count="20282" meta:non-whitespace-character-count="16747"/>
    <dc:date>2011-12-15T08:50:55.10</dc:date>
    <meta:editing-duration>PT19S</meta:editing-duration>
    <meta:editing-cycles>1</meta:editing-cycles>
    <meta:generator>LibreOffice/3.4$Win32 LibreOffice_project/340m1$Build-302</meta:generator>
  </office:meta>
</office:document-meta>
</file>